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transition-type="semi-automatic" presentation:transition-speed="slow" presentation:background-visible="true" presentation:background-objects-visible="false" draw:fill="solid" draw:fill-color="#ffffff" presentation:display-footer="true" presentation:display-page-number="true" presentation:display-date-time="tru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draw:stroke="none" draw:fill="none" draw:fill-color="#618ffd" draw:textarea-horizontal-align="justify" draw:textarea-vertical-align="bottom" draw:auto-grow-height="true" draw:auto-grow-width="false" fo:min-height="1.029cm" fo:min-width="0cm" fo:padding-top="0.128cm" fo:padding-bottom="0.128cm" fo:padding-left="0.256cm" fo:padding-right="0.256cm" fo:wrap-option="wrap" draw:shadow-color="#919191"/>
    </style:style>
    <style:style style:name="gr2" style:family="graphic">
      <style:graphic-properties draw:stroke="none" draw:fill="none" draw:fill-color="#618ffd" draw:textarea-horizontal-align="justify" draw:textarea-vertical-align="top" draw:auto-grow-height="true" draw:auto-grow-width="false" fo:min-height="1.028cm" fo:min-width="0cm" fo:padding-top="0.128cm" fo:padding-bottom="0.128cm" fo:padding-left="0.256cm" fo:padding-right="0.256cm" fo:wrap-option="wrap" draw:shadow-color="#919191"/>
    </style:style>
    <style:style style:name="gr3" style:family="graphic">
      <style:graphic-properties draw:stroke="none" draw:fill="none" draw:fill-color="#618ffd" draw:textarea-horizontal-align="justify" draw:textarea-vertical-align="top" draw:auto-grow-height="false" fo:padding-top="0.075cm" fo:padding-bottom="0.075cm" fo:padding-left="0.053cm" fo:padding-right="0.053cm" fo:wrap-option="no-wrap" draw:shadow-color="#919191"/>
    </style:style>
    <style:style style:name="gr4" style:family="graphic">
      <style:graphic-properties draw:stroke="solid" svg:stroke-width="0.035cm" svg:stroke-color="#000000" draw:stroke-linejoin="miter" draw:fill="none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>
      <style:graphic-properties draw:stroke="solid" svg:stroke-width="0.035cm" svg:stroke-color="#000000" draw:stroke-linejoin="miter" draw:fill="solid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>
      <style:graphic-properties draw:stroke="solid" svg:stroke-width="0.035cm" svg:stroke-color="#000000" draw:stroke-linejoin="miter" draw:fill="none" draw:fill-color="#3333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7" style:family="graphic" style:parent-style-name="standard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8" style:family="graphic">
      <style:graphic-properties draw:stroke="none" draw:fill="none" draw:fill-color="#3333cc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9" style:family="graphic">
      <style:graphic-properties draw:stroke="solid" svg:stroke-width="0.035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0" style:family="graphic">
      <style:graphic-properties style:protect="size"/>
    </style:style>
    <style:style style:name="gr11" style:family="graphic">
      <style:graphic-properties draw:stroke="solid" svg:stroke-width="0.035cm" svg:stroke-color="#000000" draw:stroke-linejoin="miter" draw:fill="solid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2" style:family="graphic" style:parent-style-name="standard">
      <style:graphic-properties draw:stroke="solid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13" style:family="graphic">
      <style:graphic-properties draw:stroke="solid" svg:stroke-width="0.035cm" svg:stroke-color="#000000" draw:stroke-linejoin="miter" draw:fill="none" draw:fill-color="#00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4" style:family="graphic">
      <style:graphic-properties draw:stroke="solid" svg:stroke-width="0.035cm" svg:stroke-color="#3333cc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5" style:family="graphic">
      <style:graphic-properties draw:stroke="solid" svg:stroke-width="0.026cm" svg:stroke-color="#3333cc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6" style:family="graphic">
      <style:graphic-properties draw:stroke="none" draw:fill="none" draw:fill-color="#3333cc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>
      <style:graphic-properties draw:stroke="solid" svg:stroke-width="0.026cm" svg:stroke-color="#000000" draw:stroke-linejoin="miter" draw:fill="none" draw:fill-color="#3333cc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>
      <style:graphic-properties draw:stroke="solid" svg:stroke-width="0.035cm" svg:stroke-color="#000000" draw:stroke-linejoin="miter" draw:fill="solid" draw:fill-color="#ff0000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19" style:family="graphic">
      <style:graphic-properties draw:stroke="dash" draw:stroke-dash="Dash_20_2" svg:stroke-width="0.035cm" svg:stroke-color="#ff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0" style:family="graphic">
      <style:graphic-properties draw:stroke="solid" svg:stroke-width="0.035cm" svg:stroke-color="#000000" draw:stroke-linejoin="miter" draw:fill="solid" draw:fill-color="#ffcc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1" style:family="graphic" style:parent-style-name="standard">
      <style:graphic-properties draw:stroke="solid" svg:stroke-width="0.035cm" svg:stroke-color="#ff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22" style:family="graphic">
      <style:graphic-properties draw:stroke="solid" svg:stroke-width="0.035cm" svg:stroke-color="#000000" draw:stroke-linejoin="miter" draw:fill="solid" draw:fill-color="#00cc66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23" style:family="graphic">
      <style:graphic-properties draw:stroke="solid" svg:stroke-width="0.035cm" svg:stroke-color="#000000" draw:stroke-linejoin="miter" draw:fill="solid" draw:fill-color="#00cc66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4" style:family="graphic">
      <style:graphic-properties draw:stroke="solid" svg:stroke-width="0.035cm" svg:stroke-color="#000000" draw:stroke-linejoin="miter" draw:fill="solid" draw:fill-color="#ccffcc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5" style:family="graphic" style:parent-style-name="standard">
      <style:graphic-properties draw:stroke="solid" svg:stroke-width="0.035cm" svg:stroke-color="#00cc66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26" style:family="graphic">
      <style:graphic-properties draw:stroke="dash" draw:stroke-dash="Dash_20_2" svg:stroke-width="0.035cm" svg:stroke-color="#00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27" style:family="graphic">
      <style:graphic-properties draw:stroke="solid" svg:stroke-width="0.026cm" svg:stroke-color="#000000" draw:stroke-linejoin="miter" draw:fill="none" draw:fill-color="#3333cc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28" style:family="graphic" style:parent-style-name="standard">
      <style:graphic-properties draw:stroke="solid" svg:stroke-width="0.159cm" svg:stroke-color="#000000" draw:marker-end="Arrowheads_20_1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29" style:family="graphic" style:parent-style-name="standard">
      <style:graphic-properties draw:stroke="solid" svg:stroke-width="0.159cm" svg:stroke-color="#000000" draw:marker-end="Arrowheads_20_2" draw:marker-end-width="0.47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0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-color="#808080"/>
    </style:style>
    <style:style style:name="gr31" style:family="graphic" style:parent-style-name="standard">
      <style:graphic-properties draw:stroke="dash" draw:stroke-dash="Dash_20_3" svg:stroke-width="0.035cm" svg:stroke-color="#ff0000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2" style:family="graphic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3" style:family="graphic">
      <style:graphic-properties draw:stroke="solid" svg:stroke-width="0.035cm" svg:stroke-color="#000000" draw:stroke-linejoin="miter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34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-color="#808080"/>
    </style:style>
    <style:style style:name="gr35" style:family="graphic" style:parent-style-name="standard">
      <style:graphic-properties draw:stroke="solid" svg:stroke-width="0.035cm" svg:stroke-color="#000000" draw:marker-start="msArrowEnd_20_5" draw:marker-start-width="0.21cm" draw:marker-start-center="false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6" style:family="graphic" style:parent-style-name="standard">
      <style:graphic-properties draw:stroke="dash" draw:stroke-dash="Dash_20_4" svg:stroke-width="0.079cm" svg:stroke-color="#000000" draw:marker-end="Arrowheads_20_3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7" style:family="graphic">
      <style:graphic-properties draw:stroke="solid" svg:stroke-width="0.035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38" style:family="graphic" style:parent-style-name="standard">
      <style:graphic-properties draw:stroke="dash" draw:stroke-dash="Dash_20_4" svg:stroke-width="0.079cm" svg:stroke-color="#000000" draw:marker-end="Arrowheads_20_4" draw:marker-end-width="0.237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tart-line-spacing-horizontal="0cm" draw:start-line-spacing-vertical="0cm" draw:end-line-spacing-horizontal="0cm" draw:end-line-spacing-vertical="0cm"/>
    </style:style>
    <style:style style:name="gr39" style:family="graphic">
      <style:graphic-properties draw:stroke="solid" svg:stroke-width="0.026cm" svg:stroke-color="#000000" draw:stroke-linejoin="miter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pr1" style:family="presentation" style:parent-style-name="Default-title" style:list-style-name="L1">
      <style:graphic-properties draw:stroke="none" draw:fill="none" draw:fill-color="#00cc99" draw:textarea-horizontal-align="center" draw:textarea-vertical-align="bottom" draw:auto-grow-height="true" draw:auto-grow-width="false" fo:min-height="1.663cm" fo:min-width="0cm" fo:padding-top="0.075cm" fo:padding-bottom="0.075cm" fo:padding-left="0.053cm" fo:padding-right="0.053cm" fo:wrap-option="no-wrap" draw:shadow-color="#808080"/>
    </style:style>
    <style:style style:name="pr2" style:family="presentation" style:parent-style-name="Default-outline1" style:list-style-name="L1">
      <style:graphic-properties draw:stroke="none" draw:fill="none" draw:fill-color="#00cc99" draw:textarea-horizontal-align="center" draw:textarea-vertical-align="top" draw:auto-grow-height="false" draw:auto-grow-width="false" draw:fit-to-size="shrink-to-fit" fo:min-height="2.042cm" fo:min-width="0cm" fo:padding-top="0.075cm" fo:padding-bottom="0.075cm" fo:padding-left="0.053cm" fo:padding-right="0.053cm" fo:wrap-option="no-wrap" draw:shadow-color="#808080"/>
    </style:style>
    <style:style style:name="pr3" style:family="presentation" style:parent-style-name="Default-notes">
      <style:graphic-properties draw:stroke="none" draw:fill="none" draw:fill-color="#618ffd" draw:auto-grow-height="true" fo:min-height="11.525cm" draw:shadow-color="#919191"/>
    </style:style>
    <style:style style:name="pr4" style:family="presentation" style:parent-style-name="Default-title">
      <style:graphic-properties draw:stroke="none" draw:fill="none" draw:fill-color="#00cc99" draw:textarea-horizontal-align="justify" draw:textarea-vertical-align="middle" draw:auto-grow-height="true" draw:auto-grow-width="false" fo:min-height="1.646cm" fo:min-width="0cm" fo:padding-top="0.13cm" fo:padding-bottom="0.13cm" fo:padding-left="0.25cm" fo:padding-right="0.25cm" fo:wrap-option="wrap" draw:shadow-color="#808080"/>
    </style:style>
    <style:style style:name="pr5" style:family="presentation" style:parent-style-name="Default-notes">
      <style:graphic-properties draw:fill-color="#ffffff" fo:min-height="11.525cm"/>
    </style:style>
    <style:style style:name="P1" style:family="paragraph">
      <style:paragraph-properties fo:margin-left="0cm" fo:margin-right="0cm" fo:line-height="1.446cm" fo:text-indent="0cm"/>
    </style:style>
    <style:style style:name="P2" style:family="paragraph">
      <style:paragraph-properties fo:margin-left="0cm" fo:margin-right="0cm" fo:line-height="1.446cm" fo:text-indent="0cm" style:writing-mode="lr-tb" style:font-independent-line-spacing="true"/>
    </style:style>
    <style:style style:name="P3" style:family="paragraph">
      <style:paragraph-properties fo:margin-left="0cm" fo:margin-right="0cm" fo:margin-top="0.141cm" fo:margin-bottom="0cm" fo:line-height="90%" fo:text-align="center" fo:text-indent="0cm"/>
    </style:style>
    <style:style style:name="P4" style:family="paragraph">
      <style:paragraph-properties fo:margin-left="0cm" fo:margin-right="0cm" fo:margin-top="0.141cm" fo:margin-bottom="0cm" fo:line-height="90%" fo:text-align="center" fo:text-indent="0cm" style:writing-mode="lr-tb" style:font-independent-line-spacing="true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style:paragraph-properties style:writing-mode="lr-tb" style:font-independent-line-spacing="true"/>
    </style:style>
    <style:style style:name="P7" style:family="paragraph">
      <style:paragraph-properties fo:margin-left="0cm" fo:margin-right="0cm" fo:text-indent="0cm"/>
    </style:style>
    <style:style style:name="P8" style:family="paragraph">
      <style:paragraph-properties fo:margin-left="0cm" fo:margin-right="0cm" fo:line-height="0.568cm" fo:text-align="center" fo:text-indent="0cm"/>
    </style:style>
    <style:style style:name="P9" style:family="paragraph">
      <style:paragraph-properties fo:margin-left="0cm" fo:margin-right="0cm" fo:margin-top="0.079cm" fo:margin-bottom="0cm" fo:line-height="100%" fo:text-align="center" fo:text-indent="0cm"/>
    </style:style>
    <style:style style:name="P10" style:family="paragraph">
      <style:paragraph-properties fo:text-align="center" style:writing-mode="lr-tb"/>
    </style:style>
    <style:style style:name="P11" style:family="paragraph">
      <style:paragraph-properties fo:margin-left="0cm" fo:margin-right="0cm" fo:margin-top="0.061cm" fo:margin-bottom="0cm" fo:line-height="100%" fo:text-align="center" fo:text-indent="0cm"/>
    </style:style>
    <style:style style:name="P12" style:family="paragraph">
      <style:paragraph-properties fo:margin-left="0cm" fo:margin-right="0cm" fo:margin-top="0.079cm" fo:margin-bottom="0cm" fo:line-height="100%" fo:text-indent="0cm"/>
    </style:style>
    <style:style style:name="P13" style:family="paragraph">
      <style:paragraph-properties fo:margin-left="0cm" fo:margin-right="0cm" fo:margin-top="0.061cm" fo:margin-bottom="0cm" fo:line-height="100%" fo:text-indent="0cm"/>
    </style:style>
    <style:style style:name="P14" style:family="paragraph">
      <style:paragraph-properties fo:margin-left="0cm" fo:margin-right="0cm" fo:margin-top="0.07cm" fo:margin-bottom="0cm" fo:line-height="100%" fo:text-indent="0cm"/>
    </style:style>
    <style:style style:name="P15" style:family="paragraph">
      <style:paragraph-properties fo:margin-left="0cm" fo:margin-right="0cm" fo:margin-top="0.052cm" fo:margin-bottom="0cm" fo:line-height="100%" fo:text-align="center" fo:text-indent="0cm"/>
    </style:style>
    <style:style style:name="P16" style:family="paragraph">
      <style:paragraph-properties fo:margin-left="0.793cm" fo:margin-right="0cm" fo:margin-top="0.079cm" fo:margin-bottom="0cm" fo:line-height="100%" fo:text-indent="-0.793cm"/>
    </style:style>
    <style:style style:name="P17" style:family="paragraph">
      <style:paragraph-properties fo:margin-left="0cm" fo:margin-right="0cm" fo:margin-top="0.061cm" fo:margin-bottom="0cm" fo:line-height="100%" fo:text-align="start" fo:text-indent="0cm" style:punctuation-wrap="simple" style:line-break="normal" style:writing-mode="lr-tb"/>
    </style:style>
    <style:style style:name="T1" style:family="text">
      <style:text-properties fo:color="#000000" fo:font-size="29pt" fo:font-weight="bold" style:font-size-asian="29pt" style:font-weight-asian="bold" style:font-size-complex="29pt" style:font-weight-complex="bold"/>
    </style:style>
    <style:style style:name="T2" style:family="text">
      <style:text-properties fo:color="#006b6b" fo:font-size="29pt" fo:font-weight="bold" style:font-size-asian="29pt" style:font-weight-asian="bold" style:font-size-complex="29pt" style:font-weight-complex="bold"/>
    </style:style>
    <style:style style:name="T3" style:family="text">
      <style:text-properties fo:color="#000000" fo:font-size="16pt" fo:language="en" fo:country="US" fo:font-weight="bold" style:font-size-asian="16pt" style:font-weight-asian="bold" style:font-size-complex="16pt" style:font-weight-complex="bold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fo:color="#000000" fo:font-family="Arial" style:font-family-generic="swiss" style:font-pitch="variable" fo:font-size="14pt" fo:language="en" fo:country="US" style:font-size-asian="14pt" style:font-size-complex="14pt"/>
    </style:style>
    <style:style style:name="T6" style:family="text">
      <style:text-properties fo:font-family="Arial" style:font-family-generic="swiss" style:font-pitch="variable" fo:font-size="18pt" style:font-size-asian="18pt" style:font-size-complex="18pt"/>
    </style:style>
    <style:style style:name="T7" style:family="text">
      <style:text-properties fo:font-family="Arial" style:font-family-generic="swiss" style:font-pitch="variable" fo:font-size="14pt" style:font-size-asian="14pt" style:font-size-complex="14pt"/>
    </style:style>
    <style:style style:name="T8" style:family="text">
      <style:text-properties fo:font-family="Arial" style:font-family-generic="swiss" style:font-pitch="variable" fo:font-size="14pt" fo:language="en" fo:country="US" style:font-size-asian="14pt" style:font-size-complex="14pt"/>
    </style:style>
    <style:style style:name="T9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10" style:family="text">
      <style:text-properties fo:color="#3333cc" fo:font-family="Arial" style:font-family-generic="swiss" style:font-pitch="variable" fo:font-size="18pt" style:font-size-asian="18pt" style:font-size-complex="18pt"/>
    </style:style>
    <style:style style:name="T11" style:family="text">
      <style:text-properties fo:color="#3333cc" fo:font-family="Arial" style:font-family-generic="swiss" style:font-pitch="variable" fo:font-size="18pt" fo:font-style="italic" style:font-size-asian="18pt" style:font-style-asian="italic" style:font-size-complex="18pt" style:font-style-complex="italic"/>
    </style:style>
    <style:style style:name="T12" style:family="text">
      <style:text-properties fo:font-family="Arial" style:font-family-generic="swiss" style:font-pitch="variable" fo:font-size="14pt" fo:font-style="italic" style:font-size-asian="14pt" style:font-style-asian="italic" style:font-size-complex="14pt" style:font-style-complex="italic"/>
    </style:style>
    <style:style style:name="T13" style:family="text">
      <style:text-properties fo:font-family="Arial" style:font-family-generic="swiss" style:font-pitch="variable" fo:font-size="16pt" fo:language="en" fo:country="US" style:font-size-asian="16pt" style:font-size-complex="16pt"/>
    </style:style>
    <style:style style:name="T14" style:family="text">
      <style:text-properties fo:font-family="Arial" style:font-family-generic="swiss" style:font-pitch="variable" fo:font-size="12pt" fo:language="en" fo:country="US" style:font-size-asian="12pt" style:font-size-complex="12pt"/>
    </style:style>
    <style:style style:name="T15" style:family="text">
      <style:text-properties fo:font-family="Arial" style:font-family-generic="swiss" style:font-pitch="variable" fo:font-size="12pt" style:font-size-asian="12pt" style:font-size-complex="12pt"/>
    </style:style>
    <style:style style:name="T16" style:family="text">
      <style:text-properties fo:font-family="Arial" style:font-family-generic="swiss" style:font-pitch="variable" fo:font-size="16pt" style:font-size-asian="16pt" style:font-size-complex="16pt"/>
    </style:style>
    <style:style style:name="T17" style:family="text">
      <style:text-properties fo:font-family="'Courier New'" style:font-family-generic="modern" style:font-pitch="fixed"/>
    </style:style>
    <style:style style:name="T18" style:family="text">
      <style:text-properties fo:color="#ff0000" fo:font-family="Arial" style:font-family-generic="swiss" style:font-pitch="variable" fo:font-size="14pt" fo:language="en" fo:country="US" style:font-size-asian="14pt" style:font-size-complex="14pt"/>
    </style:style>
    <style:style style:name="T19" style:family="text">
      <style:text-properties fo:color="#ff0000" fo:font-family="Arial" style:font-family-generic="swiss" style:font-pitch="variable" fo:font-size="14pt" style:font-size-asian="14pt" style:font-size-complex="14pt"/>
    </style:style>
    <style:style style:name="T20" style:family="text">
      <style:text-properties fo:language="en" fo:country="US"/>
    </style:style>
    <style:style style:name="T21" style:family="text">
      <style:text-properties fo:color="#000000" style:text-line-through-style="none" style:text-position="0% 100%" fo:font-family="Arial" style:font-family-generic="swiss" style:font-pitch="variable" fo:font-size="14pt" fo:language="en" fo:country="US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number text:level="1" style:num-suffix="." style:num-format="1">
        <style:list-level-properties text:space-before="0.004cm" text:min-label-width="0.626cm"/>
        <style:text-properties fo:color="#3333cc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min-label-width="0.64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83cm" text:min-label-width="0.599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CSE 451: Operating Systems  Spring 2006   Module 12.5 Secondary Storage Overview" draw:style-name="dp1" draw:master-page-name="Default" presentation:presentation-page-layout-name="AL1T1" presentation:use-date-time-name="dtd1">
        <draw:frame presentation:style-name="pr1" draw:text-style-name="P2" draw:layer="layout" svg:width="17.145cm" svg:height="7.381cm" svg:x="4.445cm" svg:y="3.956cm" presentation:class="title" presentation:user-transformed="true">
          <draw:text-box>
            <text:list text:style-name="L1">
              <text:list-header>
                <text:p text:style-name="P1"><text:span text:style-name="T1">CSE 451: Operating Systems</text:span><text:span text:style-name="T1"><text:line-break/></text:span><text:span text:style-name="T1"> Spring 2010 </text:span><text:span text:style-name="T1"><text:line-break/></text:span><text:span text:style-name="T1"><text:line-break/></text:span><text:span text:style-name="T2">Module 13</text:span><text:span text:style-name="T2"><text:line-break/></text:span><text:span text:style-name="T2">Secondary Storage Overview</text:span></text:p>
              </text:list-header>
            </text:list>
          </draw:text-box>
        </draw:frame>
        <draw:frame presentation:style-name="pr2" draw:text-style-name="P4" draw:layer="layout" svg:width="8.89cm" svg:height="2.191cm" svg:x="8.255cm" svg:y="13.546cm" presentation:class="outline" presentation:user-transformed="true">
          <draw:text-box>
            <text:list text:style-name="L1">
              <text:list-header>
                <text:p text:style-name="P3"><text:span text:style-name="T3">John Zahorjan</text:span></text:p>
                <text:p text:style-name="P3"><text:span text:style-name="T3">zahorjan@cs.washington.edu</text:span></text:p>
                <text:p text:style-name="P3"><text:span text:style-name="T3">Allen Center 534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presentation:notes draw:style-name="dp2">
          <draw:frame draw:style-name="gr1" draw:text-style-name="P6" draw:layer="layout" svg:width="8.348cm" svg:height="1.285cm" svg:x="10.914cm" svg:y="24.327cm">
            <draw:text-box>
              <text:list text:style-name="L2">
                <text:list-header>
                  <text:p text:style-name="P5"><text:span text:style-name="T4"><text:page-number>&lt;number&gt;</text:page-number></text:span></text:p>
                </text:list-header>
              </text:list>
            </draw:text-box>
          </draw:frame>
          <draw:frame draw:style-name="gr1" draw:text-style-name="P6" draw:layer="layout" svg:width="8.348cm" svg:height="1.285cm" svg:x="0cm" svg:y="24.327cm">
            <draw:text-box>
              <text:list text:style-name="L2">
                <text:list-header>
                  <text:p text:style-name="P7"><text:span text:style-name="T4"><presentation:footer/></text:span></text:p>
                </text:list-header>
              </text:list>
            </draw:text-box>
          </draw:frame>
          <draw:frame draw:style-name="gr2" draw:text-style-name="P6" draw:layer="layout" svg:width="8.348cm" svg:height="1.284cm" svg:x="0cm" svg:y="-0.001cm">
            <draw:text-box>
              <text:list text:style-name="L2">
                <text:list-header>
                  <text:p text:style-name="P7"><text:span text:style-name="T4"><presentation:header/></text:span></text:p>
                </text:list-header>
              </text:list>
            </draw:text-box>
          </draw:frame>
          <draw:frame draw:style-name="gr2" draw:text-style-name="P6" draw:layer="layout" svg:width="8.348cm" svg:height="1.284cm" svg:x="10.914cm" svg:y="-0.001cm">
            <draw:text-box>
              <text:list text:style-name="L2">
                <text:list-header>
                  <text:p text:style-name="P5"><text:span text:style-name="T4"><presentation:date-time/></text:span></text:p>
                </text:list-header>
              </text:list>
            </draw:text-box>
          </draw:frame>
          <draw:frame presentation:style-name="pr3" draw:layer="layout" svg:width="14.129cm" svg:height="11.525cm" svg:x="2.565cm" svg:y="12.165cm" presentation:class="notes" presentation:placeholder="true">
            <draw:text-box/>
          </draw:frame>
          <draw:page-thumbnail draw:layer="layout" svg:width="12.806cm" svg:height="9.605cm" svg:x="3.395cm" svg:y="2.919cm" draw:page-number="1" presentation:class="page"/>
          <draw:custom-shape draw:style-name="gr3" draw:text-style-name="P6" draw:layer="layout" svg:width="0.639cm" svg:height="0.926cm" svg:x="9.6cm" svg:y="24.293cm">
            <text:list text:style-name="L1">
              <text:list-header>
                <text:p text:style-name="P8"><text:span text:style-name="T5">1</text:span></text:p>
              </text:list-header>
            </text:list>
            <draw:enhanced-geometry svg:viewBox="0 0 21600 21600" draw:type="rectangle" draw:enhanced-path="M 0 0 L 21600 0 21600 21600 0 21600 0 0 Z N"/>
          </draw:custom-shape>
        </presentation:notes>
      </draw:page>
      <draw:page draw:name="Interface Layers" draw:style-name="dp3" draw:master-page-name="Default" presentation:presentation-page-layout-name="AL2T19" presentation:use-date-time-name="dtd1"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7">Interface Layers</text:p>
              </text:list-header>
            </text:list>
          </draw:text-box>
        </draw:frame>
        <draw:g>
          <draw:custom-shape draw:style-name="gr4" draw:text-style-name="P6" draw:layer="layout" svg:width="3.175cm" svg:height="5.292cm" svg:x="15.452cm" svg:y="5.715cm">
            <text:list text:style-name="L1">
              <text:list-header>
                <text:p text:style-name="P9"><text:span text:style-name="T6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207cm" svg:height="5.292cm" svg:x="15.452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id="id1" draw:layer="layout" svg:width="2.54cm" svg:height="1.27cm" svg:x="20.743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id="id2" draw:layer="layout" svg:width="2.54cm" svg:height="1.27cm" svg:x="20.743cm" svg:y="8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0" draw:layer="layout" draw:type="line" svg:x1="20.742cm" svg:y1="6.985cm" svg:x2="20.743cm" svg:y2="9.313cm" draw:start-shape="id1" draw:start-glue-point="6" draw:end-shape="id2" draw:end-glue-point="6" svg:d="m20742 6985 1 2328">
            <text:p/>
          </draw:connector>
          <draw:connector draw:style-name="gr7" draw:text-style-name="P10" draw:layer="layout" draw:type="line" svg:x1="23.283cm" svg:y1="6.985cm" svg:x2="23.283cm" svg:y2="9.313cm" draw:start-shape="id1" draw:start-glue-point="10" draw:end-shape="id2" draw:end-glue-point="10" svg:d="m23283 6985v2328">
            <text:p/>
          </draw:connector>
          <draw:custom-shape draw:style-name="gr8" draw:text-style-name="P6" draw:layer="layout" svg:width="1.734cm" svg:height="1.023cm" svg:x="21.173cm" svg:y="7.66cm">
            <text:list text:style-name="L1">
              <text:list-header>
                <text:p text:style-name="P9"><text:span text:style-name="T6">Dis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0.211cm" svg:height="5.292cm" svg:x="20.532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3.175cm" svg:height="5.292cm" svg:x="10.372cm" svg:y="5.715cm">
            <text:list text:style-name="L1">
              <text:list-header>
                <text:p text:style-name="P9"><text:span text:style-name="T6">Std.</text:span><text:span text:style-name="T6"><text:line-break/></text:span><text:span text:style-name="T6">Runtime</text:span><text:span text:style-name="T6"><text:line-break/></text:span><text:span text:style-name="T6">Libra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187cm" svg:height="5.292cm" svg:x="10.372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2.963cm" svg:height="5.292cm" svg:x="5.292cm" svg:y="5.715cm">
            <text:list text:style-name="L1">
              <text:list-header>
                <text:p text:style-name="P9"><text:span text:style-name="T6">App.</text:span><text:span text:style-name="T6"><text:line-break/></text:span><text:span text:style-name="T6">Co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211cm" svg:height="5.292cm" svg:x="5.292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id="id3" draw:layer="layout" svg:width="1.058cm" svg:height="1.059cm" svg:x="1.482cm" svg:y="6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0" draw:layer="layout" draw:type="line" svg:x1="2.01cm" svg:y1="7.196cm" svg:x2="2.011cm" svg:y2="9.102cm" draw:start-shape="id3" draw:start-glue-point="8" svg:d="m2010 7196 1 1906">
            <text:p/>
          </draw:connector>
          <draw:line draw:style-name="gr9" draw:text-style-name="P10" draw:layer="layout" svg:x1="1.27cm" svg:y1="7.832cm" svg:x2="2.752cm" svg:y2="7.832cm">
            <text:p/>
          </draw:line>
          <draw:line draw:style-name="gr9" draw:text-style-name="P10" draw:layer="layout" svg:x1="1.904cm" svg:y1="9.102cm" svg:x2="1.415cm" svg:y2="9.948cm">
            <text:p/>
          </draw:line>
          <draw:line draw:style-name="gr9" draw:text-style-name="P10" draw:layer="layout" svg:x1="2.051cm" svg:y1="9.102cm" svg:x2="2.54cm" svg:y2="9.948cm">
            <text:p/>
          </draw:line>
        </draw:g>
        <draw:custom-shape draw:style-name="gr5" draw:text-style-name="P6" draw:layer="layout" svg:width="1.482cm" svg:height="0.423cm" svg:x="3.598cm" svg:y="7.83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482cm" svg:height="0.423cm" svg:x="8.678cm" svg:y="7.83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482cm" svg:height="0.423cm" svg:x="13.97cm" svg:y="7.83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482cm" svg:height="0.423cm" svg:x="19.05cm" svg:y="7.83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5.599cm" svg:height="1.445cm" svg:x="16.71cm" svg:y="11.642cm">
          <text:list text:style-name="L1">
            <text:list-header>
              <text:p text:style-name="P11"><text:span text:style-name="T7">Device-type</text:span><text:span text:style-name="T7"><text:line-break/></text:span><text:span text:style-name="T7">Dependent Command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2.327cm" svg:height="0.853cm" svg:x="13.903cm" svg:y="13.547cm">
          <text:list text:style-name="L1">
            <text:list-header>
              <text:p text:style-name="P11"><text:span text:style-name="T8">Syscal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2.788cm" svg:height="1.445cm" svg:x="8.239cm" svg:y="11.853cm">
          <text:list text:style-name="L1">
            <text:list-header>
              <text:p text:style-name="P11"><text:span text:style-name="T7">Procedure</text:span><text:span text:style-name="T7"><text:line-break/></text:span><text:span text:style-name="T7">Call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3.118cm" svg:height="0.853cm" svg:x="2.807cm" svg:y="13.335cm">
          <text:list text:style-name="L1">
            <text:list-header>
              <text:p text:style-name="P11"><text:span text:style-name="T7">Whatever…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2.802cm" svg:height="9.601cm" svg:x="3.232cm" svg:y="1.923cm" draw:page-number="2" presentation:class="page"/>
          <draw:frame presentation:style-name="pr5" draw:layer="layout" svg:width="14.129cm" svg:height="11.525cm" svg:x="2.565cm" svg:y="12.165cm" presentation:class="notes" presentation:placeholder="true">
            <draw:text-box/>
          </draw:frame>
        </presentation:notes>
      </draw:page>
      <draw:page draw:name="Exported Abstractions" draw:style-name="dp3" draw:master-page-name="Default" presentation:presentation-page-layout-name="AL2T19" presentation:use-date-time-name="dtd1"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7">Exported Abstractions</text:p>
              </text:list-header>
            </text:list>
          </draw:text-box>
        </draw:frame>
        <draw:g>
          <draw:custom-shape draw:style-name="gr4" draw:text-style-name="P6" draw:layer="layout" svg:width="3.175cm" svg:height="5.292cm" svg:x="15.452cm" svg:y="5.715cm">
            <text:list text:style-name="L1">
              <text:list-header>
                <text:p text:style-name="P9"><text:span text:style-name="T6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207cm" svg:height="5.292cm" svg:x="15.452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id="id4" draw:layer="layout" svg:width="2.54cm" svg:height="1.27cm" svg:x="20.743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id="id5" draw:layer="layout" svg:width="2.54cm" svg:height="1.27cm" svg:x="20.743cm" svg:y="8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0" draw:layer="layout" draw:type="line" svg:x1="20.742cm" svg:y1="6.985cm" svg:x2="20.743cm" svg:y2="9.313cm" draw:start-shape="id4" draw:start-glue-point="6" draw:end-shape="id5" draw:end-glue-point="6" svg:d="m20742 6985 1 2328">
            <text:p/>
          </draw:connector>
          <draw:connector draw:style-name="gr7" draw:text-style-name="P10" draw:layer="layout" draw:type="line" svg:x1="23.283cm" svg:y1="6.985cm" svg:x2="23.283cm" svg:y2="9.313cm" draw:start-shape="id4" draw:start-glue-point="10" draw:end-shape="id5" draw:end-glue-point="10" svg:d="m23283 6985v2328">
            <text:p/>
          </draw:connector>
          <draw:custom-shape draw:style-name="gr8" draw:text-style-name="P6" draw:layer="layout" svg:width="1.734cm" svg:height="1.023cm" svg:x="21.173cm" svg:y="7.66cm">
            <text:list text:style-name="L1">
              <text:list-header>
                <text:p text:style-name="P9"><text:span text:style-name="T6">Dis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0.211cm" svg:height="5.292cm" svg:x="20.532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3.175cm" svg:height="5.292cm" svg:x="10.372cm" svg:y="5.715cm">
            <text:list text:style-name="L1">
              <text:list-header>
                <text:p text:style-name="P9"><text:span text:style-name="T6">Std.</text:span><text:span text:style-name="T6"><text:line-break/></text:span><text:span text:style-name="T6">Runtime</text:span><text:span text:style-name="T6"><text:line-break/></text:span><text:span text:style-name="T6">Librar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187cm" svg:height="5.292cm" svg:x="10.372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6" draw:layer="layout" svg:width="2.963cm" svg:height="5.292cm" svg:x="5.292cm" svg:y="5.715cm">
            <text:list text:style-name="L1">
              <text:list-header>
                <text:p text:style-name="P9"><text:span text:style-name="T6">App.</text:span><text:span text:style-name="T6"><text:line-break/></text:span><text:span text:style-name="T6">Co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211cm" svg:height="5.292cm" svg:x="5.292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id="id6" draw:layer="layout" svg:width="1.058cm" svg:height="1.059cm" svg:x="1.482cm" svg:y="6.1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0" draw:layer="layout" draw:type="line" svg:x1="2.01cm" svg:y1="7.196cm" svg:x2="2.011cm" svg:y2="9.102cm" draw:start-shape="id6" draw:start-glue-point="8" svg:d="m2010 7196 1 1906">
            <text:p/>
          </draw:connector>
          <draw:line draw:style-name="gr9" draw:text-style-name="P10" draw:layer="layout" svg:x1="1.27cm" svg:y1="7.832cm" svg:x2="2.752cm" svg:y2="7.832cm">
            <text:p/>
          </draw:line>
          <draw:line draw:style-name="gr9" draw:text-style-name="P10" draw:layer="layout" svg:x1="1.904cm" svg:y1="9.102cm" svg:x2="1.415cm" svg:y2="9.948cm">
            <text:p/>
          </draw:line>
          <draw:line draw:style-name="gr9" draw:text-style-name="P10" draw:layer="layout" svg:x1="2.051cm" svg:y1="9.102cm" svg:x2="2.54cm" svg:y2="9.948cm">
            <text:p/>
          </draw:line>
        </draw:g>
        <draw:custom-shape draw:style-name="gr5" draw:text-style-name="P6" draw:layer="layout" svg:width="1.482cm" svg:height="0.423cm" svg:x="3.598cm" svg:y="7.832cm">
          <text:p/>
          <draw:enhanced-geometry svg:viewBox="0 0 21600 21600" draw:text-areas="0 0 21600 21600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482cm" svg:height="0.423cm" svg:x="8.678cm" svg:y="7.832cm">
          <text:p/>
          <draw:enhanced-geometry svg:viewBox="0 0 21600 21600" draw:text-areas="0 0 21600 21600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482cm" svg:height="0.423cm" svg:x="13.97cm" svg:y="7.832cm">
          <text:p/>
          <draw:enhanced-geometry svg:viewBox="0 0 21600 21600" draw:text-areas="0 0 21600 21600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482cm" svg:height="0.423cm" svg:x="19.05cm" svg:y="7.832cm">
          <text:p/>
          <draw:enhanced-geometry svg:viewBox="0 0 21600 21600" draw:text-areas="0 0 21600 21600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3.846cm" svg:height="0.853cm" svg:x="20.311cm" svg:y="11.642cm">
          <text:list text:style-name="L1">
            <text:list-header>
              <text:p text:style-name="P11"><text:span text:style-name="T7">Array of Block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4.316cm" svg:height="2.037cm" svg:x="14.906cm" svg:y="11.43cm">
          <text:list text:style-name="L1">
            <text:list-header>
              <text:p text:style-name="P11"><text:span text:style-name="T7">Directories,</text:span><text:span text:style-name="T7"><text:line-break/></text:span><text:span text:style-name="T7">Directory Entries,</text:span><text:span text:style-name="T7"><text:line-break/></text:span><text:span text:style-name="T7">Files,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2.623cm" svg:height="0.853cm" svg:x="5.422cm" svg:y="11.853cm">
          <text:list text:style-name="L1">
            <text:list-header>
              <text:p text:style-name="P11"><text:span text:style-name="T7">Whatever</text:span></text:p>
            </text:list-header>
          </text:list>
          <draw:enhanced-geometry svg:viewBox="0 0 21600 21600" draw:type="mso-spt202" draw:enhanced-path="M 0 0 L 21600 0 21600 21600 0 21600 0 0 Z N"/>
        </draw:custom-shape>
        <draw:g>
          <draw:custom-shape draw:style-name="gr6" draw:text-style-name="P6" draw:layer="layout" svg:width="1.482cm" svg:height="3.81cm" svg:x="21.378cm" svg:y="13.123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0" draw:layer="layout" svg:x1="21.378cm" svg:y1="13.758cm" svg:x2="22.86cm" svg:y2="13.758cm">
            <text:p/>
          </draw:line>
          <draw:line draw:style-name="gr9" draw:text-style-name="P10" draw:layer="layout" svg:x1="21.378cm" svg:y1="14.393cm" svg:x2="22.86cm" svg:y2="14.393cm">
            <text:p/>
          </draw:line>
          <draw:line draw:style-name="gr9" draw:text-style-name="P10" draw:layer="layout" svg:x1="21.378cm" svg:y1="15.028cm" svg:x2="22.86cm" svg:y2="15.028cm">
            <text:p/>
          </draw:line>
          <draw:line draw:style-name="gr9" draw:text-style-name="P10" draw:layer="layout" svg:x1="21.378cm" svg:y1="15.663cm" svg:x2="22.86cm" svg:y2="15.663cm">
            <text:p/>
          </draw:line>
          <draw:line draw:style-name="gr9" draw:text-style-name="P10" draw:layer="layout" svg:x1="21.378cm" svg:y1="16.298cm" svg:x2="22.86cm" svg:y2="16.298cm">
            <text:p/>
          </draw:line>
        </draw:g>
        <draw:g>
          <draw:custom-shape draw:style-name="gr4" draw:text-style-name="P6" draw:id="id7" draw:layer="layout" svg:width="1.059cm" svg:height="0.635cm" svg:x="16.298cm" svg:y="13.758cm">
            <text:list text:style-name="L1">
              <text:list-header>
                <text:p text:style-name="P11"><text:span text:style-name="T7">/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id="id10" draw:layer="layout" svg:width="1.058cm" svg:height="0.635cm" svg:x="18.415cm" svg:y="14.817cm">
            <text:list text:style-name="L1">
              <text:list-header>
                <text:p text:style-name="P11"><text:span text:style-name="T7">et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id="id9" draw:layer="layout" svg:width="1.059cm" svg:height="0.635cm" svg:x="16.933cm" svg:y="14.817cm">
            <text:list text:style-name="L1">
              <text:list-header>
                <text:p text:style-name="P11"><text:span text:style-name="T7">roo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6" draw:id="id8" draw:layer="layout" svg:width="0.423cm" svg:height="1.481cm" svg:x="15.452cm" svg:y="14.817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10" draw:layer="layout" draw:type="line" svg:x1="16.827cm" svg:y1="14.393cm" svg:x2="15.661cm" svg:y2="14.818cm" draw:start-shape="id7" draw:start-glue-point="2" draw:end-shape="id8" draw:end-glue-point="0" svg:d="m16827 14393-1166 425">
            <text:p/>
          </draw:connector>
          <draw:connector draw:style-name="gr7" draw:text-style-name="P10" draw:layer="layout" draw:type="line" svg:x1="16.827cm" svg:y1="14.393cm" svg:x2="17.462cm" svg:y2="14.817cm" draw:start-shape="id7" draw:start-glue-point="2" draw:end-shape="id9" draw:end-glue-point="0" svg:d="m16827 14393 635 424">
            <text:p/>
          </draw:connector>
          <draw:connector draw:style-name="gr12" draw:text-style-name="P10" draw:layer="layout" draw:type="line" svg:x1="16.827cm" svg:y1="14.393cm" svg:x2="18.944cm" svg:y2="14.817cm" draw:start-shape="id7" draw:start-glue-point="2" draw:end-shape="id10" draw:end-glue-point="0" svg:d="m16827 14393 2117 424">
            <text:p/>
          </draw:connector>
          <draw:custom-shape draw:style-name="gr11" draw:text-style-name="P6" draw:id="id11" draw:layer="layout" svg:width="0.423cm" svg:height="1.482cm" svg:x="16.51cm" svg:y="15.875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10" draw:layer="layout" draw:type="line" svg:x1="17.462cm" svg:y1="15.452cm" svg:x2="16.721cm" svg:y2="15.875cm" draw:start-shape="id9" draw:start-glue-point="2" draw:end-shape="id11" draw:end-glue-point="0" svg:d="m17462 15452-741 423">
            <text:p/>
          </draw:connector>
          <draw:connector draw:style-name="gr7" draw:text-style-name="P10" draw:layer="layout" draw:type="line" svg:x1="17.462cm" svg:y1="15.452cm" svg:x2="17.779cm" svg:y2="16.086cm" draw:start-shape="id9" draw:start-glue-point="2" svg:d="m17462 15452 317 634">
            <text:p/>
          </draw:connector>
          <draw:connector draw:style-name="gr7" draw:text-style-name="P10" draw:layer="layout" draw:type="line" svg:x1="18.944cm" svg:y1="15.452cm" svg:x2="18.626cm" svg:y2="16.299cm" draw:start-shape="id10" draw:start-glue-point="2" svg:d="m18944 15452-318 847">
            <text:p/>
          </draw:connector>
          <draw:connector draw:style-name="gr7" draw:text-style-name="P10" draw:layer="layout" draw:type="line" svg:x1="18.944cm" svg:y1="15.452cm" svg:x2="19.473cm" svg:y2="16.511cm" draw:start-shape="id10" draw:start-glue-point="2" svg:d="m18944 15452 529 1059">
            <text:p/>
          </draw:connector>
        </draw:g>
        <draw:custom-shape draw:style-name="gr8" draw:text-style-name="P6" draw:layer="layout" svg:width="4.57cm" svg:height="2.037cm" svg:x="9.838cm" svg:y="11.43cm">
          <text:list text:style-name="L1">
            <text:list-header>
              <text:p text:style-name="P11"><text:span text:style-name="T7">OS +</text:span><text:span text:style-name="T7"><text:line-break/></text:span><text:span text:style-name="T7">a tiny bit of</text:span><text:span text:style-name="T7"><text:line-break/></text:span><text:span text:style-name="T7">file type / structu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id="id12" draw:layer="layout" svg:width="1.058cm" svg:height="0.635cm" svg:x="11.007cm" svg:y="13.758cm">
          <text:list text:style-name="L1">
            <text:list-header>
              <text:p text:style-name="P11"><text:span text:style-name="T7">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id="id15" draw:layer="layout" svg:width="1.059cm" svg:height="0.635cm" svg:x="13.123cm" svg:y="14.817cm">
          <text:list text:style-name="L1">
            <text:list-header>
              <text:p text:style-name="P11"><text:span text:style-name="T7">et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id="id14" draw:layer="layout" svg:width="1.058cm" svg:height="0.635cm" svg:x="11.642cm" svg:y="14.817cm">
          <text:list text:style-name="L1">
            <text:list-header>
              <text:p text:style-name="P11"><text:span text:style-name="T7">r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6" draw:id="id13" draw:layer="layout" svg:width="0.423cm" svg:height="1.481cm" svg:x="10.16cm" svg:y="14.817cm">
          <text:p/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11.536cm" svg:y1="14.393cm" svg:x2="10.371cm" svg:y2="14.817cm" draw:start-shape="id12" draw:start-glue-point="2" draw:end-shape="id13" draw:end-glue-point="0" svg:d="m11536 14393-1165 424">
          <text:p/>
        </draw:connector>
        <draw:connector draw:style-name="gr7" draw:text-style-name="P10" draw:layer="layout" draw:type="line" svg:x1="11.536cm" svg:y1="14.393cm" svg:x2="12.171cm" svg:y2="14.817cm" draw:start-shape="id12" draw:start-glue-point="2" draw:end-shape="id14" draw:end-glue-point="0" svg:d="m11536 14393 635 424">
          <text:p/>
        </draw:connector>
        <draw:connector draw:style-name="gr12" draw:text-style-name="P10" draw:layer="layout" draw:type="line" svg:x1="11.536cm" svg:y1="14.393cm" svg:x2="13.652cm" svg:y2="14.817cm" draw:start-shape="id12" draw:start-glue-point="2" draw:end-shape="id15" draw:end-glue-point="0" svg:d="m11536 14393 2116 424">
          <text:p/>
        </draw:connector>
        <draw:custom-shape draw:style-name="gr13" draw:text-style-name="P6" draw:id="id16" draw:layer="layout" svg:width="0.424cm" svg:height="1.482cm" svg:x="11.218cm" svg:y="15.875cm">
          <text:p/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12.171cm" svg:y1="15.452cm" svg:x2="11.43cm" svg:y2="15.875cm" draw:start-shape="id14" draw:start-glue-point="2" draw:end-shape="id16" draw:end-glue-point="0" svg:d="m12171 15452-741 423">
          <text:p/>
        </draw:connector>
        <draw:connector draw:style-name="gr7" draw:text-style-name="P10" draw:layer="layout" draw:type="line" svg:x1="12.171cm" svg:y1="15.452cm" svg:x2="12.487cm" svg:y2="16.086cm" draw:start-shape="id14" draw:start-glue-point="2" svg:d="m12171 15452 316 634">
          <text:p/>
        </draw:connector>
        <draw:connector draw:style-name="gr7" draw:text-style-name="P10" draw:layer="layout" draw:type="line" svg:x1="13.652cm" svg:y1="15.452cm" svg:x2="13.334cm" svg:y2="16.299cm" draw:start-shape="id15" draw:start-glue-point="2" svg:d="m13652 15452-318 847">
          <text:p/>
        </draw:connector>
        <draw:connector draw:style-name="gr7" draw:text-style-name="P10" draw:layer="layout" draw:type="line" svg:x1="13.652cm" svg:y1="15.452cm" svg:x2="14.182cm" svg:y2="16.511cm" draw:start-shape="id15" draw:start-glue-point="2" svg:d="m13652 15452 530 1059">
          <text:p/>
        </draw:connector>
        <draw:line draw:style-name="gr9" draw:text-style-name="P10" draw:layer="layout" svg:x1="11.218cm" svg:y1="16.087cm" svg:x2="11.642cm" svg:y2="16.087cm">
          <text:p/>
        </draw:line>
        <draw:line draw:style-name="gr9" draw:text-style-name="P10" draw:layer="layout" svg:x1="11.218cm" svg:y1="16.933cm" svg:x2="11.642cm" svg:y2="16.933cm">
          <text:p/>
        </draw:line>
        <draw:custom-shape draw:style-name="gr4" draw:text-style-name="P6" draw:layer="layout" svg:width="1.482cm" svg:height="2.54cm" svg:x="6.138cm" svg:y="14.393cm">
          <text:list text:style-name="L1">
            <text:list-header>
              <text:p text:style-name="P9"><text:span text:style-name="T9">.xl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0" draw:layer="layout" svg:width="12.802cm" svg:height="9.601cm" svg:x="3.232cm" svg:y="1.923cm" draw:page-number="3" presentation:class="page"/>
          <draw:frame presentation:style-name="pr5" draw:layer="layout" svg:width="14.129cm" svg:height="11.525cm" svg:x="2.565cm" svg:y="12.165cm" presentation:class="notes" presentation:placeholder="true">
            <draw:text-box/>
          </draw:frame>
        </presentation:notes>
      </draw:page>
      <draw:page draw:name="Primary Roles of the OS (file system)" draw:style-name="dp3" draw:master-page-name="Default" presentation:presentation-page-layout-name="AL2T19" presentation:use-date-time-name="dtd1"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7">Primary Roles of the OS (file system)</text:p>
              </text:list-header>
            </text:list>
          </draw:text-box>
        </draw:frame>
        <draw:g>
          <draw:custom-shape draw:style-name="gr4" draw:text-style-name="P6" draw:layer="layout" svg:width="3.175cm" svg:height="5.292cm" svg:x="11.853cm" svg:y="5.715cm">
            <text:list text:style-name="L1">
              <text:list-header>
                <text:p text:style-name="P9"><text:span text:style-name="T6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207cm" svg:height="5.292cm" svg:x="11.853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id="id17" draw:layer="layout" svg:width="2.54cm" svg:height="1.27cm" svg:x="20.743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id="id18" draw:layer="layout" svg:width="2.54cm" svg:height="1.27cm" svg:x="20.743cm" svg:y="8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0" draw:layer="layout" draw:type="line" svg:x1="20.742cm" svg:y1="6.985cm" svg:x2="20.743cm" svg:y2="9.313cm" draw:start-shape="id17" draw:start-glue-point="6" draw:end-shape="id18" draw:end-glue-point="6" svg:d="m20742 6985 1 2328">
            <text:p/>
          </draw:connector>
          <draw:connector draw:style-name="gr7" draw:text-style-name="P10" draw:layer="layout" draw:type="line" svg:x1="23.283cm" svg:y1="6.985cm" svg:x2="23.283cm" svg:y2="9.313cm" draw:start-shape="id17" draw:start-glue-point="10" draw:end-shape="id18" draw:end-glue-point="10" svg:d="m23283 6985v2328">
            <text:p/>
          </draw:connector>
          <draw:custom-shape draw:style-name="gr8" draw:text-style-name="P6" draw:layer="layout" svg:width="1.734cm" svg:height="1.023cm" svg:x="21.173cm" svg:y="7.66cm">
            <text:list text:style-name="L1">
              <text:list-header>
                <text:p text:style-name="P9"><text:span text:style-name="T6">Dis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0.211cm" svg:height="5.292cm" svg:x="20.532cm" svg:y="5.71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6" draw:layer="layout" svg:width="1.481cm" svg:height="0.423cm" svg:x="10.37cm" svg:y="7.832cm">
          <text:p/>
          <draw:enhanced-geometry svg:viewBox="0 0 21600 21600" draw:text-areas="0 0 21600 21600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482cm" svg:height="0.423cm" svg:x="19.05cm" svg:y="7.832cm">
          <text:p/>
          <draw:enhanced-geometry svg:viewBox="0 0 21600 21600" draw:text-areas="0 0 21600 21600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6" draw:text-style-name="P6" draw:layer="layout" svg:width="1.482cm" svg:height="3.81cm" svg:x="21.378cm" svg:y="12.488cm">
            <text:p/>
            <draw:enhanced-geometry svg:viewBox="0 0 21600 21600" draw:type="rectangle" draw:enhanced-path="M 0 0 L 21600 0 21600 21600 0 21600 0 0 Z N"/>
          </draw:custom-shape>
          <draw:line draw:style-name="gr9" draw:text-style-name="P10" draw:layer="layout" svg:x1="21.378cm" svg:y1="13.123cm" svg:x2="22.86cm" svg:y2="13.123cm">
            <text:p/>
          </draw:line>
          <draw:line draw:style-name="gr9" draw:text-style-name="P10" draw:layer="layout" svg:x1="21.378cm" svg:y1="13.758cm" svg:x2="22.86cm" svg:y2="13.758cm">
            <text:p/>
          </draw:line>
          <draw:line draw:style-name="gr9" draw:text-style-name="P10" draw:layer="layout" svg:x1="21.378cm" svg:y1="14.393cm" svg:x2="22.86cm" svg:y2="14.393cm">
            <text:p/>
          </draw:line>
          <draw:line draw:style-name="gr9" draw:text-style-name="P10" draw:layer="layout" svg:x1="21.378cm" svg:y1="15.028cm" svg:x2="22.86cm" svg:y2="15.028cm">
            <text:p/>
          </draw:line>
          <draw:line draw:style-name="gr9" draw:text-style-name="P10" draw:layer="layout" svg:x1="21.378cm" svg:y1="15.663cm" svg:x2="22.86cm" svg:y2="15.663cm">
            <text:p/>
          </draw:line>
        </draw:g>
        <draw:g>
          <draw:custom-shape draw:style-name="gr4" draw:text-style-name="P6" draw:id="id19" draw:layer="layout" svg:width="1.059cm" svg:height="0.634cm" svg:x="12.699cm" svg:y="12.912cm">
            <text:list text:style-name="L1">
              <text:list-header>
                <text:p text:style-name="P11"><text:span text:style-name="T7">/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id="id22" draw:layer="layout" svg:width="1.058cm" svg:height="0.634cm" svg:x="14.816cm" svg:y="13.97cm">
            <text:list text:style-name="L1">
              <text:list-header>
                <text:p text:style-name="P11"><text:span text:style-name="T7">et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4" draw:text-style-name="P6" draw:id="id21" draw:layer="layout" svg:width="1.059cm" svg:height="0.634cm" svg:x="13.334cm" svg:y="13.97cm">
            <text:list text:style-name="L1">
              <text:list-header>
                <text:p text:style-name="P11"><text:span text:style-name="T7">roo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" draw:text-style-name="P6" draw:id="id20" draw:layer="layout" svg:width="0.423cm" svg:height="1.48cm" svg:x="11.853cm" svg:y="13.97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10" draw:layer="layout" draw:type="line" svg:x1="13.228cm" svg:y1="13.545cm" svg:x2="12.062cm" svg:y2="13.968cm" draw:start-shape="id19" draw:start-glue-point="2" draw:end-shape="id20" draw:end-glue-point="0" svg:d="m13228 13545-1166 423">
            <text:p/>
          </draw:connector>
          <draw:connector draw:style-name="gr7" draw:text-style-name="P10" draw:layer="layout" draw:type="line" svg:x1="13.228cm" svg:y1="13.546cm" svg:x2="13.863cm" svg:y2="13.97cm" draw:start-shape="id19" draw:start-glue-point="2" draw:end-shape="id21" draw:end-glue-point="0" svg:d="m13228 13546 635 424">
            <text:p/>
          </draw:connector>
          <draw:connector draw:style-name="gr12" draw:text-style-name="P10" draw:layer="layout" draw:type="line" svg:x1="13.228cm" svg:y1="13.546cm" svg:x2="15.345cm" svg:y2="13.97cm" draw:start-shape="id19" draw:start-glue-point="2" draw:end-shape="id22" draw:end-glue-point="0" svg:d="m13228 13546 2117 424">
            <text:p/>
          </draw:connector>
          <draw:custom-shape draw:style-name="gr11" draw:text-style-name="P6" draw:id="id23" draw:layer="layout" svg:width="0.423cm" svg:height="1.481cm" svg:x="12.911cm" svg:y="15.028cm">
            <text:p/>
            <draw:enhanced-geometry svg:viewBox="0 0 21600 21600" draw:type="rectangle" draw:enhanced-path="M 0 0 L 21600 0 21600 21600 0 21600 0 0 Z N"/>
          </draw:custom-shape>
          <draw:connector draw:style-name="gr7" draw:text-style-name="P10" draw:layer="layout" draw:type="line" svg:x1="13.863cm" svg:y1="14.604cm" svg:x2="13.122cm" svg:y2="15.028cm" draw:start-shape="id21" draw:start-glue-point="2" draw:end-shape="id23" draw:end-glue-point="0" svg:d="m13863 14604-741 424">
            <text:p/>
          </draw:connector>
          <draw:connector draw:style-name="gr7" draw:text-style-name="P10" draw:layer="layout" draw:type="line" svg:x1="13.863cm" svg:y1="14.604cm" svg:x2="14.18cm" svg:y2="15.24cm" draw:start-shape="id21" draw:start-glue-point="2" svg:d="m13863 14604 317 636">
            <text:p/>
          </draw:connector>
          <draw:connector draw:style-name="gr7" draw:text-style-name="P10" draw:layer="layout" draw:type="line" svg:x1="15.345cm" svg:y1="14.604cm" svg:x2="15.027cm" svg:y2="15.45cm" draw:start-shape="id22" draw:start-glue-point="2" svg:d="m15345 14604-318 846">
            <text:p/>
          </draw:connector>
          <draw:connector draw:style-name="gr7" draw:text-style-name="P10" draw:layer="layout" draw:type="line" svg:x1="15.345cm" svg:y1="14.604cm" svg:x2="15.874cm" svg:y2="15.661cm" draw:start-shape="id22" draw:start-glue-point="2" svg:d="m15345 14604 529 1057">
            <text:p/>
          </draw:connector>
        </draw:g>
        <draw:line draw:style-name="gr14" draw:text-style-name="P10" draw:layer="layout" svg:x1="13.758cm" svg:y1="13.123cm" svg:x2="21.378cm" svg:y2="13.97cm">
          <text:p/>
        </draw:line>
        <draw:line draw:style-name="gr14" draw:text-style-name="P10" draw:layer="layout" svg:x1="15.875cm" svg:y1="14.393cm" svg:x2="21.378cm" svg:y2="15.452cm">
          <text:p/>
        </draw:line>
        <draw:line draw:style-name="gr14" draw:text-style-name="P10" draw:layer="layout" svg:x1="13.335cm" svg:y1="15.451cm" svg:x2="21.167cm" svg:y2="14.604cm">
          <text:p/>
        </draw:line>
        <draw:line draw:style-name="gr15" draw:text-style-name="P10" draw:layer="layout" svg:x1="13.335cm" svg:y1="16.087cm" svg:x2="21.378cm" svg:y2="16.087cm">
          <text:p/>
        </draw:line>
        <draw:custom-shape draw:style-name="gr16" draw:text-style-name="P6" draw:layer="layout" svg:width="7.779cm" svg:height="7.832cm" svg:x="1.746cm" svg:y="3.598cm">
          <text:list text:style-name="L3">
            <text:list-item text:start-value="1">
              <text:p text:style-name="P12"><text:span text:style-name="T10">Hide hardware specific interface</text:span></text:p>
            </text:list-item>
            <text:list-item>
              <text:p text:style-name="P12"><text:span text:style-name="T10">Allocate disk blocks</text:span></text:p>
            </text:list-item>
            <text:list-item>
              <text:p text:style-name="P12"><text:span text:style-name="T10">Check permissions</text:span></text:p>
            </text:list-item>
            <text:list-item>
              <text:p text:style-name="P12"><text:span text:style-name="T10">Understand directory file structure</text:span></text:p>
            </text:list-item>
            <text:list-item>
              <text:p text:style-name="P12"><text:span text:style-name="T10">Maintain </text:span><text:span text:style-name="T11">metadata</text:span></text:p>
            </text:list-item>
            <text:list-item>
              <text:p text:style-name="P12"><text:span text:style-name="T10">Performance</text:span></text:p>
            </text:list-item>
            <text:list-item>
              <text:p text:style-name="P12"><text:span text:style-name="T10">Flexibility 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6" draw:layer="layout" svg:width="8.678cm" svg:height="4.657cm" svg:x="1.482cm" svg:y="11.853cm">
          <text:list text:style-name="L1">
            <text:list-header>
              <text:p text:style-name="P13"><text:span text:style-name="T12">Why does the OS define directories?</text:span><text:span text:style-name="T12"><text:line-break/></text:span><text:span text:style-name="T12"> <text:s/></text:span><text:span text:style-name="T12"><text:line-break/></text:span><text:span text:style-name="T12">Why not leave that to the library/application layer?</text:span><text:span text:style-name="T12"><text:line-break/></text:span><text:span text:style-name="T12"/></text:p>
              <text:p text:style-name="P13"><text:span text:style-name="T12">(Why would you want to leave it to the app/library?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2.802cm" svg:height="9.601cm" svg:x="3.232cm" svg:y="1.923cm" draw:page-number="4" presentation:class="page"/>
          <draw:frame presentation:style-name="pr5" draw:layer="layout" svg:width="14.129cm" svg:height="11.525cm" svg:x="2.565cm" svg:y="12.165cm" presentation:class="notes" presentation:placeholder="true">
            <draw:text-box/>
          </draw:frame>
        </presentation:notes>
      </draw:page>
      <draw:page draw:name="What Is A File?" draw:style-name="dp3" draw:master-page-name="Default" presentation:presentation-page-layout-name="AL2T19" presentation:use-date-time-name="dtd1"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7">What Is A File?</text:p>
              </text:list-header>
            </text:list>
          </draw:text-box>
        </draw:frame>
        <draw:g>
          <draw:custom-shape draw:style-name="gr4" draw:text-style-name="P6" draw:layer="layout" svg:width="3.175cm" svg:height="5.292cm" svg:x="11.853cm" svg:y="5.715cm">
            <text:list text:style-name="L1">
              <text:list-header>
                <text:p text:style-name="P9"><text:span text:style-name="T6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207cm" svg:height="5.292cm" svg:x="11.853cm" svg:y="5.71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id="id24" draw:layer="layout" svg:width="2.54cm" svg:height="1.27cm" svg:x="20.743cm" svg:y="6.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id="id25" draw:layer="layout" svg:width="2.54cm" svg:height="1.27cm" svg:x="20.743cm" svg:y="8.67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0" draw:layer="layout" draw:type="line" svg:x1="20.742cm" svg:y1="6.985cm" svg:x2="20.743cm" svg:y2="9.313cm" draw:start-shape="id24" draw:start-glue-point="6" draw:end-shape="id25" draw:end-glue-point="6" svg:d="m20742 6985 1 2328">
            <text:p/>
          </draw:connector>
          <draw:connector draw:style-name="gr7" draw:text-style-name="P10" draw:layer="layout" draw:type="line" svg:x1="23.283cm" svg:y1="6.985cm" svg:x2="23.283cm" svg:y2="9.313cm" draw:start-shape="id24" draw:start-glue-point="10" draw:end-shape="id25" draw:end-glue-point="10" svg:d="m23283 6985v2328">
            <text:p/>
          </draw:connector>
          <draw:custom-shape draw:style-name="gr8" draw:text-style-name="P6" draw:layer="layout" svg:width="1.734cm" svg:height="1.023cm" svg:x="21.173cm" svg:y="7.66cm">
            <text:list text:style-name="L1">
              <text:list-header>
                <text:p text:style-name="P9"><text:span text:style-name="T6">Dis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0.211cm" svg:height="5.292cm" svg:x="20.532cm" svg:y="5.715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6" draw:layer="layout" svg:width="1.481cm" svg:height="0.423cm" svg:x="10.37cm" svg:y="7.832cm">
          <text:p/>
          <draw:enhanced-geometry svg:viewBox="0 0 21600 21600" draw:text-areas="0 0 21600 21600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482cm" svg:height="0.423cm" svg:x="19.05cm" svg:y="7.832cm">
          <text:p/>
          <draw:enhanced-geometry svg:viewBox="0 0 21600 21600" draw:text-areas="0 0 21600 21600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id="id26" draw:layer="layout" svg:width="1.058cm" svg:height="0.635cm" svg:x="12.7cm" svg:y="12.912cm">
          <text:list text:style-name="L1">
            <text:list-header>
              <text:p text:style-name="P11"><text:span text:style-name="T7">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id="id29" draw:layer="layout" svg:width="1.058cm" svg:height="0.635cm" svg:x="14.817cm" svg:y="13.97cm">
          <text:list text:style-name="L1">
            <text:list-header>
              <text:p text:style-name="P11"><text:span text:style-name="T7">et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id="id28" draw:layer="layout" svg:width="1.058cm" svg:height="0.635cm" svg:x="13.335cm" svg:y="13.97cm">
          <text:list text:style-name="L1">
            <text:list-header>
              <text:p text:style-name="P11"><text:span text:style-name="T7">r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6" draw:id="id27" draw:layer="layout" svg:width="0.424cm" svg:height="1.482cm" svg:x="11.853cm" svg:y="13.97cm">
          <text:p/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13.229cm" svg:y1="13.547cm" svg:x2="12.065cm" svg:y2="13.97cm" draw:start-shape="id26" draw:start-glue-point="2" draw:end-shape="id27" draw:end-glue-point="0" svg:d="m13229 13547-1164 423">
          <text:p/>
        </draw:connector>
        <draw:connector draw:style-name="gr7" draw:text-style-name="P10" draw:layer="layout" draw:type="line" svg:x1="13.229cm" svg:y1="13.547cm" svg:x2="13.864cm" svg:y2="13.97cm" draw:start-shape="id26" draw:start-glue-point="2" draw:end-shape="id28" draw:end-glue-point="0" svg:d="m13229 13547 635 423">
          <text:p/>
        </draw:connector>
        <draw:connector draw:style-name="gr12" draw:text-style-name="P10" draw:layer="layout" draw:type="line" svg:x1="13.229cm" svg:y1="13.547cm" svg:x2="15.346cm" svg:y2="13.97cm" draw:start-shape="id26" draw:start-glue-point="2" draw:end-shape="id29" draw:end-glue-point="0" svg:d="m13229 13547 2117 423">
          <text:p/>
        </draw:connector>
        <draw:custom-shape draw:style-name="gr18" draw:text-style-name="P6" draw:id="id30" draw:layer="layout" svg:width="0.423cm" svg:height="1.482cm" svg:x="12.912cm" svg:y="15.028cm">
          <text:p/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13.864cm" svg:y1="14.605cm" svg:x2="13.123cm" svg:y2="15.028cm" draw:start-shape="id28" draw:start-glue-point="2" draw:end-shape="id30" draw:end-glue-point="0" svg:d="m13864 14605-741 423">
          <text:p/>
        </draw:connector>
        <draw:connector draw:style-name="gr7" draw:text-style-name="P10" draw:layer="layout" draw:type="line" svg:x1="13.864cm" svg:y1="14.605cm" svg:x2="14.183cm" svg:y2="15.239cm" draw:start-shape="id28" draw:start-glue-point="2" svg:d="m13864 14605 319 634">
          <text:p/>
        </draw:connector>
        <draw:connector draw:style-name="gr7" draw:text-style-name="P10" draw:layer="layout" draw:type="line" svg:x1="15.346cm" svg:y1="14.605cm" svg:x2="15.027cm" svg:y2="15.451cm" draw:start-shape="id29" draw:start-glue-point="2" svg:d="m15346 14605-319 846">
          <text:p/>
        </draw:connector>
        <draw:connector draw:style-name="gr7" draw:text-style-name="P10" draw:layer="layout" draw:type="line" svg:x1="15.346cm" svg:y1="14.605cm" svg:x2="15.875cm" svg:y2="15.664cm" draw:start-shape="id29" draw:start-glue-point="2" svg:d="m15346 14605 529 1059">
          <text:p/>
        </draw:connector>
        <draw:line draw:style-name="gr19" draw:text-style-name="P10" draw:layer="layout" svg:x1="13.335cm" svg:y1="15.452cm" svg:x2="21.167cm" svg:y2="13.97cm">
          <text:p/>
        </draw:line>
        <draw:custom-shape draw:style-name="gr6" draw:text-style-name="P6" draw:layer="layout" svg:width="1.482cm" svg:height="0.635cm" svg:x="21.378cm" svg:y="12.27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2cm" svg:height="0.635cm" svg:x="21.378cm" svg:y="12.91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id="id31" draw:layer="layout" svg:width="1.482cm" svg:height="0.635cm" svg:x="21.378cm" svg:y="13.5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2cm" svg:height="0.635cm" svg:x="21.378cm" svg:y="14.18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id="id32" draw:layer="layout" svg:width="1.482cm" svg:height="0.635cm" svg:x="21.378cm" svg:y="14.81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2cm" svg:height="0.635cm" svg:x="21.378cm" svg:y="15.4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id="id33" draw:layer="layout" svg:width="1.482cm" svg:height="0.635cm" svg:x="21.378cm" svg:y="16.08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2cm" svg:height="0.635cm" svg:x="21.378cm" svg:y="16.722cm">
          <text:p/>
          <draw:enhanced-geometry svg:viewBox="0 0 21600 21600" draw:type="rectangle" draw:enhanced-path="M 0 0 L 21600 0 21600 21600 0 21600 0 0 Z N"/>
        </draw:custom-shape>
        <draw:connector draw:style-name="gr21" draw:text-style-name="P10" draw:layer="layout" draw:type="curve" svg:x1="22.86cm" svg:y1="13.864cm" svg:x2="22.86cm" svg:y2="15.134cm" draw:start-shape="id31" draw:start-glue-point="1" draw:end-shape="id32" draw:end-glue-point="1" svg:d="m22860 13864c27 0 27 1270 0 1270">
          <text:p/>
        </draw:connector>
        <draw:connector draw:style-name="gr21" draw:text-style-name="P10" draw:layer="layout" draw:type="curve" svg:x1="22.86cm" svg:y1="13.864cm" svg:x2="22.86cm" svg:y2="16.404cm" draw:start-shape="id31" draw:start-glue-point="1" draw:end-shape="id33" draw:end-glue-point="1" svg:d="m22860 13864c27 0 27 2540 0 2540">
          <text:p/>
        </draw:connector>
        <draw:custom-shape draw:style-name="gr16" draw:text-style-name="P6" draw:layer="layout" svg:width="6.562cm" svg:height="10.16cm" svg:x="1.905cm" svg:y="4.022cm">
          <text:list text:style-name="L4">
            <text:list-item>
              <text:p text:style-name="P14"><text:span text:style-name="T13">At this level, what we think of as a file is an “inode”</text:span><text:span text:style-name="T13"><text:line-break/></text:span><text:span text:style-name="T13"/></text:p>
            </text:list-item>
            <text:list-item>
              <text:p text:style-name="P14"><text:span text:style-name="T13">An inode keeps track of where the data blocks are</text:span><text:span text:style-name="T13"><text:line-break/></text:span><text:span text:style-name="T13"/></text:p>
            </text:list-item>
            <text:list-item>
              <text:p text:style-name="P14"><text:span text:style-name="T13">It also keeps track of metadata (e.g., permissions, last modification time, etc.)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2.802cm" svg:height="9.601cm" svg:x="3.232cm" svg:y="1.923cm" draw:page-number="5" presentation:class="page"/>
          <draw:frame presentation:style-name="pr5" draw:layer="layout" svg:width="14.129cm" svg:height="11.525cm" svg:x="2.565cm" svg:y="12.165cm" presentation:class="notes" presentation:placeholder="true">
            <draw:text-box/>
          </draw:frame>
        </presentation:notes>
      </draw:page>
      <draw:page draw:name="What Is A Directory?" draw:style-name="dp3" draw:master-page-name="Default" presentation:presentation-page-layout-name="AL2T19" presentation:use-date-time-name="dtd1"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7">What Is A Directory?</text:p>
              </text:list-header>
            </text:list>
          </draw:text-box>
        </draw:frame>
        <draw:g>
          <draw:custom-shape draw:style-name="gr4" draw:text-style-name="P6" draw:layer="layout" svg:width="3.175cm" svg:height="5.291cm" svg:x="3.387cm" svg:y="3.387cm">
            <text:list text:style-name="L1">
              <text:list-header>
                <text:p text:style-name="P9"><text:span text:style-name="T6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207cm" svg:height="5.291cm" svg:x="3.387cm" svg:y="3.38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id="id34" draw:layer="layout" svg:width="2.54cm" svg:height="1.269cm" svg:x="12.276cm" svg:y="4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id="id35" draw:layer="layout" svg:width="2.54cm" svg:height="1.269cm" svg:x="12.276cm" svg:y="6.3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0" draw:layer="layout" draw:type="line" svg:x1="12.275cm" svg:y1="4.655cm" svg:x2="12.276cm" svg:y2="6.983cm" draw:start-shape="id34" draw:start-glue-point="6" draw:end-shape="id35" draw:end-glue-point="6" svg:d="m12275 4655 1 2328">
            <text:p/>
          </draw:connector>
          <draw:connector draw:style-name="gr7" draw:text-style-name="P10" draw:layer="layout" draw:type="line" svg:x1="14.816cm" svg:y1="4.656cm" svg:x2="14.816cm" svg:y2="6.984cm" draw:start-shape="id34" draw:start-glue-point="10" draw:end-shape="id35" draw:end-glue-point="10" svg:d="m14816 4656v2328">
            <text:p/>
          </draw:connector>
          <draw:custom-shape draw:style-name="gr8" draw:text-style-name="P6" draw:layer="layout" svg:width="1.734cm" svg:height="1.023cm" svg:x="12.706cm" svg:y="5.331cm">
            <text:list text:style-name="L1">
              <text:list-header>
                <text:p text:style-name="P9"><text:span text:style-name="T6">Dis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0.211cm" svg:height="5.291cm" svg:x="12.065cm" svg:y="3.387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6" draw:layer="layout" svg:width="1.482cm" svg:height="0.424cm" svg:x="1.905cm" svg:y="5.503cm">
          <text:p/>
          <draw:enhanced-geometry svg:viewBox="0 0 21600 21600" draw:text-areas="0 0 21600 21600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6" draw:layer="layout" svg:width="1.482cm" svg:height="0.424cm" svg:x="10.583cm" svg:y="5.503cm">
          <text:p/>
          <draw:enhanced-geometry svg:viewBox="0 0 21600 21600" draw:text-areas="0 0 21600 21600" draw:mirror-horizontal="true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6" draw:id="id36" draw:layer="layout" svg:width="1.059cm" svg:height="0.635cm" svg:x="4.233cm" svg:y="10.583cm">
          <text:list text:style-name="L1">
            <text:list-header>
              <text:p text:style-name="P11"><text:span text:style-name="T7">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" draw:text-style-name="P6" draw:id="id39" draw:layer="layout" svg:width="1.058cm" svg:height="0.635cm" svg:x="6.35cm" svg:y="11.642cm">
          <text:list text:style-name="L1">
            <text:list-header>
              <text:p text:style-name="P11"><text:span text:style-name="T7">et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id="id38" draw:layer="layout" svg:width="1.059cm" svg:height="0.635cm" svg:x="4.868cm" svg:y="11.642cm">
          <text:list text:style-name="L1">
            <text:list-header>
              <text:p text:style-name="P11"><text:span text:style-name="T7">r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6" draw:id="id37" draw:layer="layout" svg:width="0.423cm" svg:height="1.481cm" svg:x="3.387cm" svg:y="11.642cm">
          <text:p/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4.762cm" svg:y1="11.218cm" svg:x2="3.598cm" svg:y2="11.642cm" draw:start-shape="id36" draw:start-glue-point="2" draw:end-shape="id37" draw:end-glue-point="0" svg:d="m4762 11218-1164 424">
          <text:p/>
        </draw:connector>
        <draw:connector draw:style-name="gr7" draw:text-style-name="P10" draw:layer="layout" draw:type="line" svg:x1="4.762cm" svg:y1="11.218cm" svg:x2="5.397cm" svg:y2="11.642cm" draw:start-shape="id36" draw:start-glue-point="2" draw:end-shape="id38" draw:end-glue-point="0" svg:d="m4762 11218 635 424">
          <text:p/>
        </draw:connector>
        <draw:connector draw:style-name="gr12" draw:text-style-name="P10" draw:layer="layout" draw:type="line" svg:x1="4.762cm" svg:y1="11.218cm" svg:x2="6.879cm" svg:y2="11.642cm" draw:start-shape="id36" draw:start-glue-point="2" draw:end-shape="id39" draw:end-glue-point="0" svg:d="m4762 11218 2117 424">
          <text:p/>
        </draw:connector>
        <draw:custom-shape draw:style-name="gr18" draw:text-style-name="P6" draw:id="id40" draw:layer="layout" svg:width="0.423cm" svg:height="1.482cm" svg:x="4.445cm" svg:y="12.7cm">
          <text:p/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5.397cm" svg:y1="12.277cm" svg:x2="4.656cm" svg:y2="12.7cm" draw:start-shape="id38" draw:start-glue-point="2" draw:end-shape="id40" draw:end-glue-point="0" svg:d="m5397 12277-741 423">
          <text:p/>
        </draw:connector>
        <draw:connector draw:style-name="gr7" draw:text-style-name="P10" draw:layer="layout" draw:type="line" svg:x1="5.397cm" svg:y1="12.277cm" svg:x2="5.714cm" svg:y2="12.911cm" draw:start-shape="id38" draw:start-glue-point="2" svg:d="m5397 12277 317 634">
          <text:p/>
        </draw:connector>
        <draw:connector draw:style-name="gr7" draw:text-style-name="P10" draw:layer="layout" draw:type="line" svg:x1="6.879cm" svg:y1="12.277cm" svg:x2="6.561cm" svg:y2="13.124cm" draw:start-shape="id39" draw:start-glue-point="2" svg:d="m6879 12277-318 847">
          <text:p/>
        </draw:connector>
        <draw:connector draw:style-name="gr7" draw:text-style-name="P10" draw:layer="layout" draw:type="line" svg:x1="6.879cm" svg:y1="12.277cm" svg:x2="7.408cm" svg:y2="13.336cm" draw:start-shape="id39" draw:start-glue-point="2" svg:d="m6879 12277 529 1059">
          <text:p/>
        </draw:connector>
        <draw:line draw:style-name="gr14" draw:text-style-name="P10" draw:layer="layout" svg:x1="4.868cm" svg:y1="13.122cm" svg:x2="12.7cm" svg:y2="12.911cm">
          <text:p/>
        </draw:line>
        <draw:line draw:style-name="gr15" draw:text-style-name="P10" draw:layer="layout" svg:x1="4.868cm" svg:y1="13.758cm" svg:x2="12.912cm" svg:y2="14.182cm">
          <text:p/>
        </draw:line>
        <draw:custom-shape draw:style-name="gr6" draw:text-style-name="P6" draw:layer="layout" svg:width="1.481cm" svg:height="0.635cm" svg:x="12.912cm" svg:y="9.94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id="id44" draw:layer="layout" svg:width="1.481cm" svg:height="0.635cm" svg:x="12.912cm" svg:y="10.58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id="id41" draw:layer="layout" svg:width="1.481cm" svg:height="0.635cm" svg:x="12.912cm" svg:y="11.21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1cm" svg:height="0.635cm" svg:x="12.912cm" svg:y="11.85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id="id42" draw:layer="layout" svg:width="1.481cm" svg:height="0.635cm" svg:x="12.912cm" svg:y="12.4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1cm" svg:height="0.635cm" svg:x="12.912cm" svg:y="13.1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id="id43" draw:layer="layout" svg:width="1.481cm" svg:height="0.635cm" svg:x="12.912cm" svg:y="13.75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id="id45" draw:layer="layout" svg:width="1.481cm" svg:height="0.635cm" svg:x="12.912cm" svg:y="14.393cm">
          <text:p/>
          <draw:enhanced-geometry svg:viewBox="0 0 21600 21600" draw:type="rectangle" draw:enhanced-path="M 0 0 L 21600 0 21600 21600 0 21600 0 0 Z N"/>
        </draw:custom-shape>
        <draw:connector draw:style-name="gr21" draw:text-style-name="P10" draw:layer="layout" draw:type="curve" svg:x1="14.393cm" svg:y1="11.535cm" svg:x2="14.393cm" svg:y2="12.805cm" draw:start-shape="id41" draw:start-glue-point="1" draw:end-shape="id42" draw:end-glue-point="1" svg:d="m14393 11535c25 0 25 1270 0 1270">
          <text:p/>
        </draw:connector>
        <draw:connector draw:style-name="gr21" draw:text-style-name="P10" draw:layer="layout" draw:type="curve" svg:x1="14.393cm" svg:y1="11.535cm" svg:x2="14.393cm" svg:y2="14.075cm" draw:start-shape="id41" draw:start-glue-point="1" draw:end-shape="id43" draw:end-glue-point="1" svg:d="m14393 11535c25 0 25 2540 0 2540">
          <text:p/>
        </draw:connector>
        <draw:connector draw:style-name="gr25" draw:text-style-name="P10" draw:layer="layout" draw:type="curve" svg:x1="12.912cm" svg:y1="10.9cm" svg:x2="12.912cm" svg:y2="14.71cm" draw:start-shape="id44" draw:start-glue-point="3" draw:end-shape="id45" draw:end-glue-point="3" svg:d="m12912 10900c-28 0-28 3810 0 3810">
          <text:p/>
        </draw:connector>
        <draw:custom-shape draw:style-name="gr6" draw:text-style-name="P6" draw:layer="layout" svg:width="6.35cm" svg:height="6.35cm" svg:x="17.357cm" svg:y="9.737cm">
          <text:p/>
          <draw:enhanced-geometry svg:viewBox="0 0 21600 21600" draw:type="rectangle" draw:enhanced-path="M 0 0 L 21600 0 21600 21600 0 21600 0 0 Z N"/>
        </draw:custom-shape>
        <draw:line draw:style-name="gr9" draw:text-style-name="P10" draw:layer="layout" svg:x1="19.05cm" svg:y1="9.737cm" svg:x2="19.05cm" svg:y2="16.087cm">
          <text:p/>
        </draw:line>
        <draw:line draw:style-name="gr9" draw:text-style-name="P10" draw:layer="layout" svg:x1="17.357cm" svg:y1="10.372cm" svg:x2="23.707cm" svg:y2="10.372cm">
          <text:p/>
        </draw:line>
        <draw:line draw:style-name="gr9" draw:text-style-name="P10" draw:layer="layout" svg:x1="17.357cm" svg:y1="11.007cm" svg:x2="23.707cm" svg:y2="11.007cm">
          <text:p/>
        </draw:line>
        <draw:line draw:style-name="gr9" draw:text-style-name="P10" draw:layer="layout" svg:x1="17.357cm" svg:y1="11.642cm" svg:x2="23.707cm" svg:y2="11.642cm">
          <text:p/>
        </draw:line>
        <draw:line draw:style-name="gr9" draw:text-style-name="P10" draw:layer="layout" svg:x1="17.357cm" svg:y1="12.277cm" svg:x2="23.707cm" svg:y2="12.277cm">
          <text:p/>
        </draw:line>
        <draw:line draw:style-name="gr9" draw:text-style-name="P10" draw:layer="layout" svg:x1="17.357cm" svg:y1="12.912cm" svg:x2="23.707cm" svg:y2="12.912cm">
          <text:p/>
        </draw:line>
        <draw:line draw:style-name="gr9" draw:text-style-name="P10" draw:layer="layout" svg:x1="17.357cm" svg:y1="13.547cm" svg:x2="23.707cm" svg:y2="13.547cm">
          <text:p/>
        </draw:line>
        <draw:line draw:style-name="gr9" draw:text-style-name="P10" draw:layer="layout" svg:x1="17.357cm" svg:y1="14.182cm" svg:x2="23.707cm" svg:y2="14.182cm">
          <text:p/>
        </draw:line>
        <draw:line draw:style-name="gr9" draw:text-style-name="P10" draw:layer="layout" svg:x1="17.357cm" svg:y1="14.817cm" svg:x2="23.707cm" svg:y2="14.817cm">
          <text:p/>
        </draw:line>
        <draw:line draw:style-name="gr9" draw:text-style-name="P10" draw:layer="layout" svg:x1="17.357cm" svg:y1="15.452cm" svg:x2="23.707cm" svg:y2="15.452cm">
          <text:p/>
        </draw:line>
        <draw:custom-shape draw:style-name="gr8" draw:text-style-name="P6" draw:layer="layout" svg:width="3.719cm" svg:height="0.768cm" svg:x="17.561cm" svg:y="11.007cm">
          <text:list text:style-name="L1">
            <text:list-header>
              <text:p text:style-name="P15"><text:span text:style-name="T14">21812 <text:s text:c="4"/>passwd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3.296cm" svg:height="0.768cm" svg:x="17.563cm" svg:y="11.642cm">
          <text:list text:style-name="L1">
            <text:list-header>
              <text:p text:style-name="P15"><text:span text:style-name="T15">45709 <text:s text:c="4"/>hos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1.687cm" svg:height="0.768cm" svg:x="18.206cm" svg:y="9.737cm">
          <text:list text:style-name="L1">
            <text:list-header>
              <text:p text:style-name="P15"><text:span text:style-name="T15">17 <text:s text:c="4"/>.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1.569cm" svg:height="0.768cm" svg:x="18.534cm" svg:y="10.372cm">
          <text:list text:style-name="L1">
            <text:list-header>
              <text:p text:style-name="P15"><text:span text:style-name="T15">2 <text:s text:c="4"/>..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10" draw:layer="layout" svg:x1="14.393cm" svg:y1="14.393cm" svg:x2="17.357cm" svg:y2="9.737cm">
          <text:p/>
        </draw:line>
        <draw:line draw:style-name="gr26" draw:text-style-name="P10" draw:layer="layout" svg:x1="14.393cm" svg:y1="15.028cm" svg:x2="17.357cm" svg:y2="16.087cm">
          <text:p/>
        </draw:line>
        <draw:custom-shape draw:style-name="gr27" draw:text-style-name="P6" draw:layer="layout" svg:width="6.666cm" svg:height="0.853cm" svg:x="17.252cm" svg:y="5.503cm">
          <text:list text:style-name="L1">
            <text:list-header>
              <text:p text:style-name="P11"><text:span text:style-name="T12">Ok, so what is a “hard link”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2.802cm" svg:height="9.601cm" svg:x="3.232cm" svg:y="1.923cm" draw:page-number="6" presentation:class="page"/>
          <draw:frame presentation:style-name="pr5" draw:layer="layout" svg:width="14.129cm" svg:height="11.525cm" svg:x="2.565cm" svg:y="12.165cm" presentation:class="notes" presentation:placeholder="true">
            <draw:text-box/>
          </draw:frame>
        </presentation:notes>
      </draw:page>
      <draw:page draw:name="Obtaining Performance: Caching" draw:style-name="dp3" draw:master-page-name="Default" presentation:presentation-page-layout-name="AL2T19" presentation:use-date-time-name="dtd1"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7">Obtaining Performance: Caching</text:p>
              </text:list-header>
            </text:list>
          </draw:text-box>
        </draw:frame>
        <draw:g>
          <draw:custom-shape draw:style-name="gr4" draw:text-style-name="P6" draw:layer="layout" svg:width="3.175cm" svg:height="5.291cm" svg:x="8.89cm" svg:y="4.657cm">
            <text:list text:style-name="L1">
              <text:list-header>
                <text:p text:style-name="P9"><text:span text:style-name="T6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207cm" svg:height="5.291cm" svg:x="8.89cm" svg:y="4.6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id="id46" draw:layer="layout" svg:width="2.54cm" svg:height="1.269cm" svg:x="17.779cm" svg:y="5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id="id47" draw:layer="layout" svg:width="2.54cm" svg:height="1.269cm" svg:x="17.779cm" svg:y="7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0" draw:layer="layout" draw:type="line" svg:x1="17.778cm" svg:y1="5.925cm" svg:x2="17.779cm" svg:y2="8.253cm" draw:start-shape="id46" draw:start-glue-point="6" draw:end-shape="id47" draw:end-glue-point="6" svg:d="m17778 5925 1 2328">
            <text:p/>
          </draw:connector>
          <draw:connector draw:style-name="gr7" draw:text-style-name="P10" draw:layer="layout" draw:type="line" svg:x1="20.319cm" svg:y1="5.926cm" svg:x2="20.319cm" svg:y2="8.254cm" draw:start-shape="id46" draw:start-glue-point="10" draw:end-shape="id47" draw:end-glue-point="10" svg:d="m20319 5926v2328">
            <text:p/>
          </draw:connector>
          <draw:custom-shape draw:style-name="gr8" draw:text-style-name="P6" draw:layer="layout" svg:width="1.734cm" svg:height="1.023cm" svg:x="18.209cm" svg:y="6.601cm">
            <text:list text:style-name="L1">
              <text:list-header>
                <text:p text:style-name="P9"><text:span text:style-name="T6">Dis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id="id50" draw:layer="layout" svg:width="0.211cm" svg:height="5.291cm" svg:x="17.568cm" svg:y="4.657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6" draw:layer="layout" svg:width="1.481cm" svg:height="0.424cm" svg:x="16.087cm" svg:y="6.77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3.317cm" svg:height="1.785cm" svg:x="12.549cm" svg:y="6.05cm">
          <text:list text:style-name="L1">
            <text:list-header>
              <text:p text:style-name="P9"><text:span text:style-name="T9">readblock</text:span><text:span text:style-name="T9"><text:line-break/></text:span><text:span text:style-name="T9">writeb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.482cm" svg:height="0.424cm" svg:x="7.355cm" svg:y="6.77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84cm" svg:height="1.785cm" svg:x="4.557cm" svg:y="6.05cm">
          <text:list text:style-name="L1">
            <text:list-header>
              <text:p text:style-name="P9"><text:span text:style-name="T6">read</text:span><text:span text:style-name="T6"><text:line-break/></text:span><text:span text:style-name="T6">wr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6" draw:id="id49" draw:layer="layout" svg:width="4.022cm" svg:height="5.503cm" svg:x="8.255cm" svg:y="1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1.481cm" svg:height="0.635cm" svg:x="18.411cm" svg:y="11.21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.481cm" svg:height="0.635cm" svg:x="18.411cm" svg:y="11.8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481cm" svg:height="0.635cm" svg:x="18.411cm" svg:y="12.4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1cm" svg:height="0.635cm" svg:x="18.411cm" svg:y="13.1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481cm" svg:height="0.635cm" svg:x="18.411cm" svg:y="13.7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1cm" svg:height="0.635cm" svg:x="18.411cm" svg:y="14.3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481cm" svg:height="0.635cm" svg:x="18.411cm" svg:y="15.0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481cm" svg:height="0.635cm" svg:x="18.411cm" svg:y="15.663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.481cm" svg:height="0.635cm" svg:x="9.102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481cm" svg:height="0.635cm" svg:x="10.372cm" svg:y="15.02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482cm" svg:height="0.635cm" svg:x="9.313cm" svg:y="14.18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id="id48" draw:layer="layout" svg:width="0.846cm" svg:height="0.847cm" svg:x="9.843cm" svg:y="8.255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8" draw:text-style-name="P10" draw:layer="layout" draw:type="line" svg:x1="10.266cm" svg:y1="9.102cm" svg:x2="10.266cm" svg:y2="11.642cm" draw:start-shape="id48" draw:start-glue-point="6" draw:end-shape="id49" draw:end-glue-point="4" svg:d="m10266 9102v2540">
          <text:p/>
        </draw:connector>
        <draw:custom-shape draw:style-name="gr8" draw:text-style-name="P6" draw:layer="layout" svg:width="3.982cm" svg:height="0.853cm" svg:x="10.376cm" svg:y="10.16cm">
          <text:list text:style-name="L1">
            <text:list-header>
              <text:p text:style-name="P11"><text:span text:style-name="T12">Block in cache?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26" draw:text-style-name="P10" draw:layer="layout" svg:x1="9.313cm" svg:y1="7.197cm" svg:x2="9.948cm" svg:y2="8.255cm">
          <text:p/>
        </draw:line>
        <draw:custom-shape draw:style-name="gr8" draw:text-style-name="P6" draw:layer="layout" svg:width="1.632cm" svg:height="0.853cm" svg:x="13.663cm" svg:y="8.043cm">
          <text:list text:style-name="L1">
            <text:list-header>
              <text:p text:style-name="P11"><text:span text:style-name="T12">No…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9" draw:text-style-name="P10" draw:layer="layout" draw:type="line" svg:x1="10.689cm" svg:y1="8.678cm" svg:x2="17.568cm" svg:y2="7.302cm" draw:start-shape="id48" draw:start-glue-point="7" draw:end-shape="id50" draw:end-glue-point="3" svg:d="m10689 8678 6879-1376">
          <text:p/>
        </draw:connector>
        <draw:custom-shape draw:style-name="gr30" draw:text-style-name="P6" draw:layer="layout" svg:width="5.97cm" svg:height="3.121cm" svg:x="1.482cm" svg:y="11.011cm">
          <text:list text:style-name="L4">
            <text:list-item>
              <text:p text:style-name="P14"><text:span text:style-name="T6"><text:s/></text:span><text:span text:style-name="T16">Why cache?</text:span><text:span text:style-name="T16"><text:line-break/></text:span><text:span text:style-name="T16"/></text:p>
            </text:list-item>
            <text:list-item>
              <text:p text:style-name="P14"><text:span text:style-name="T16">How does it affect applications?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2.802cm" svg:height="9.601cm" svg:x="3.232cm" svg:y="1.923cm" draw:page-number="7" presentation:class="page"/>
          <draw:frame presentation:style-name="pr5" draw:layer="layout" svg:width="14.129cm" svg:height="11.525cm" svg:x="2.565cm" svg:y="12.165cm" presentation:class="notes" presentation:placeholder="true">
            <draw:text-box/>
          </draw:frame>
        </presentation:notes>
      </draw:page>
      <draw:page draw:name="Obtaining Performance: open" draw:style-name="dp3" draw:master-page-name="Default" presentation:presentation-page-layout-name="AL2T19" presentation:use-date-time-name="dtd1"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7">Obtaining Performance: <text:span text:style-name="T17">open</text:span></text:p>
              </text:list-header>
            </text:list>
          </draw:text-box>
        </draw:frame>
        <draw:g>
          <draw:custom-shape draw:style-name="gr4" draw:text-style-name="P6" draw:layer="layout" svg:width="3.175cm" svg:height="5.291cm" svg:x="10.795cm" svg:y="4.657cm">
            <text:list text:style-name="L1">
              <text:list-header>
                <text:p text:style-name="P9"><text:span text:style-name="T6">O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207cm" svg:height="5.291cm" svg:x="10.795cm" svg:y="4.657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6" draw:text-style-name="P6" draw:id="id51" draw:layer="layout" svg:width="2.54cm" svg:height="1.269cm" svg:x="19.684cm" svg:y="5.29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id="id52" draw:layer="layout" svg:width="2.54cm" svg:height="1.269cm" svg:x="19.684cm" svg:y="7.6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7" draw:text-style-name="P10" draw:layer="layout" draw:type="line" svg:x1="19.683cm" svg:y1="5.925cm" svg:x2="19.684cm" svg:y2="8.253cm" draw:start-shape="id51" draw:start-glue-point="6" draw:end-shape="id52" draw:end-glue-point="6" svg:d="m19683 5925 1 2328">
            <text:p/>
          </draw:connector>
          <draw:connector draw:style-name="gr7" draw:text-style-name="P10" draw:layer="layout" draw:type="line" svg:x1="22.224cm" svg:y1="5.926cm" svg:x2="22.224cm" svg:y2="8.254cm" draw:start-shape="id51" draw:start-glue-point="10" draw:end-shape="id52" draw:end-glue-point="10" svg:d="m22224 5926v2328">
            <text:p/>
          </draw:connector>
          <draw:custom-shape draw:style-name="gr8" draw:text-style-name="P6" draw:layer="layout" svg:width="1.734cm" svg:height="1.023cm" svg:x="20.114cm" svg:y="6.601cm">
            <text:list text:style-name="L1">
              <text:list-header>
                <text:p text:style-name="P9"><text:span text:style-name="T6">Disk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5" draw:text-style-name="P6" draw:layer="layout" svg:width="0.211cm" svg:height="5.291cm" svg:x="19.473cm" svg:y="4.657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6" draw:layer="layout" svg:width="1.481cm" svg:height="0.424cm" svg:x="17.992cm" svg:y="6.77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3.317cm" svg:height="1.785cm" svg:x="14.454cm" svg:y="6.05cm">
          <text:list text:style-name="L1">
            <text:list-header>
              <text:p text:style-name="P9"><text:span text:style-name="T9">readblock</text:span><text:span text:style-name="T9"><text:line-break/></text:span><text:span text:style-name="T9">writeb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.482cm" svg:height="0.424cm" svg:x="9.26cm" svg:y="6.77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8.804cm" svg:height="2.037cm" svg:x="0.438cm" svg:y="6.191cm">
          <text:list text:style-name="L1">
            <text:list-header>
              <text:p text:style-name="P13"><text:span text:style-name="T8">int fd = open(“/root/xxx”, O_RDONLY)</text:span><text:span text:style-name="T8"><text:line-break/></text:span><text:span text:style-name="T8"> <text:s text:c="7"/>[ <text:s text:c="2"/>read(fd,…)</text:span><text:span text:style-name="T8"><text:line-break/></text:span><text:span text:style-name="T8"> <text:s text:c="10"/>write(fd,…) <text:s/>]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1.482cm" svg:height="0.635cm" svg:x="19.398cm" svg:y="11.218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6" draw:layer="layout" svg:width="1.482cm" svg:height="0.635cm" svg:x="19.398cm" svg:y="11.85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id="id59" draw:layer="layout" svg:width="1.482cm" svg:height="0.635cm" svg:x="19.398cm" svg:y="12.48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2cm" svg:height="0.635cm" svg:x="19.398cm" svg:y="13.12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482cm" svg:height="0.635cm" svg:x="19.398cm" svg:y="13.75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1.482cm" svg:height="0.635cm" svg:x="19.398cm" svg:y="14.39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layer="layout" svg:width="1.482cm" svg:height="0.635cm" svg:x="19.398cm" svg:y="15.02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6" draw:layer="layout" svg:width="1.482cm" svg:height="0.635cm" svg:x="19.398cm" svg:y="15.66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408cm" svg:height="0.853cm" svg:x="2.723cm" svg:y="11.218cm">
          <text:list text:style-name="L1">
            <text:list-header>
              <text:p text:style-name="P11"><text:span text:style-name="T12">Per-process open file tabl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6" draw:layer="layout" svg:width="1.632cm" svg:height="0.853cm" svg:x="15.568cm" svg:y="8.043cm">
          <text:list text:style-name="L1">
            <text:list-header>
              <text:p text:style-name="P11"><text:span text:style-name="T12">No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" draw:text-style-name="P6" draw:layer="layout" svg:width="3.387cm" svg:height="0.847cm" svg:x="3.81cm" svg:y="12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87cm" svg:height="0.846cm" svg:x="3.81cm" svg:y="13.54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3.387cm" svg:height="0.847cm" svg:x="3.81cm" svg:y="14.393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id="id58" draw:layer="layout" svg:width="3.387cm" svg:height="0.847cm" svg:x="3.81cm" svg:y="15.2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id="id53" draw:layer="layout" svg:width="1.058cm" svg:height="0.635cm" svg:x="12.418cm" svg:y="12.277cm">
          <text:list text:style-name="L1">
            <text:list-header>
              <text:p text:style-name="P11"><text:span text:style-name="T7">/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id="id56" draw:layer="layout" svg:width="1.059cm" svg:height="0.635cm" svg:x="14.534cm" svg:y="13.335cm">
          <text:list text:style-name="L1">
            <text:list-header>
              <text:p text:style-name="P11"><text:span text:style-name="T7">et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6" draw:id="id55" draw:layer="layout" svg:width="1.058cm" svg:height="0.635cm" svg:x="13.053cm" svg:y="13.335cm">
          <text:list text:style-name="L1">
            <text:list-header>
              <text:p text:style-name="P11"><text:span text:style-name="T7">roo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1" draw:text-style-name="P6" draw:id="id54" draw:layer="layout" svg:width="0.423cm" svg:height="1.482cm" svg:x="11.571cm" svg:y="13.335cm">
          <text:p/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12.947cm" svg:y1="12.912cm" svg:x2="11.782cm" svg:y2="13.335cm" draw:start-shape="id53" draw:start-glue-point="2" draw:end-shape="id54" draw:end-glue-point="0" svg:d="m12947 12912-1165 423">
          <text:p/>
        </draw:connector>
        <draw:connector draw:style-name="gr7" draw:text-style-name="P10" draw:layer="layout" draw:type="line" svg:x1="12.947cm" svg:y1="12.912cm" svg:x2="13.582cm" svg:y2="13.335cm" draw:start-shape="id53" draw:start-glue-point="2" draw:end-shape="id55" draw:end-glue-point="0" svg:d="m12947 12912 635 423">
          <text:p/>
        </draw:connector>
        <draw:connector draw:style-name="gr12" draw:text-style-name="P10" draw:layer="layout" draw:type="line" svg:x1="12.947cm" svg:y1="12.912cm" svg:x2="15.063cm" svg:y2="13.335cm" draw:start-shape="id53" draw:start-glue-point="2" draw:end-shape="id56" draw:end-glue-point="0" svg:d="m12947 12912 2116 423">
          <text:p/>
        </draw:connector>
        <draw:custom-shape draw:style-name="gr18" draw:text-style-name="P6" draw:id="id57" draw:layer="layout" svg:width="0.424cm" svg:height="1.482cm" svg:x="12.629cm" svg:y="14.393cm">
          <text:p/>
          <draw:enhanced-geometry svg:viewBox="0 0 21600 21600" draw:type="rectangle" draw:enhanced-path="M 0 0 L 21600 0 21600 21600 0 21600 0 0 Z N"/>
        </draw:custom-shape>
        <draw:connector draw:style-name="gr7" draw:text-style-name="P10" draw:layer="layout" draw:type="line" svg:x1="13.582cm" svg:y1="13.97cm" svg:x2="12.841cm" svg:y2="14.393cm" draw:start-shape="id55" draw:start-glue-point="2" draw:end-shape="id57" draw:end-glue-point="0" svg:d="m13582 13970-741 423">
          <text:p/>
        </draw:connector>
        <draw:connector draw:style-name="gr7" draw:text-style-name="P10" draw:layer="layout" draw:type="line" svg:x1="13.582cm" svg:y1="13.97cm" svg:x2="13.898cm" svg:y2="14.604cm" draw:start-shape="id55" draw:start-glue-point="2" svg:d="m13582 13970 316 634">
          <text:p/>
        </draw:connector>
        <draw:connector draw:style-name="gr7" draw:text-style-name="P10" draw:layer="layout" draw:type="line" svg:x1="15.063cm" svg:y1="13.97cm" svg:x2="14.745cm" svg:y2="14.816cm" draw:start-shape="id56" draw:start-glue-point="2" svg:d="m15063 13970-318 846">
          <text:p/>
        </draw:connector>
        <draw:connector draw:style-name="gr7" draw:text-style-name="P10" draw:layer="layout" draw:type="line" svg:x1="15.063cm" svg:y1="13.97cm" svg:x2="15.593cm" svg:y2="15.029cm" draw:start-shape="id56" draw:start-glue-point="2" svg:d="m15063 13970 530 1059">
          <text:p/>
        </draw:connector>
        <draw:custom-shape draw:style-name="gr8" draw:text-style-name="P6" draw:layer="layout" svg:width="1.137cm" svg:height="4.387cm" svg:x="2.88cm" svg:y="12.7cm">
          <text:list text:style-name="L1">
            <text:list-header>
              <text:p text:style-name="P9"><text:span text:style-name="T6">0</text:span></text:p>
              <text:p text:style-name="P9"><text:span text:style-name="T6">1</text:span></text:p>
              <text:p text:style-name="P9"><text:span text:style-name="T6">2</text:span></text:p>
              <text:p text:style-name="P9"><text:span text:style-name="T6">3</text:span></text:p>
              <text:p text:style-name="P9"><text:span text:style-name="T6">…</text:span></text:p>
            </text:list-header>
          </text:list>
          <draw:enhanced-geometry svg:viewBox="0 0 21600 21600" draw:type="mso-spt202" draw:enhanced-path="M 0 0 L 21600 0 21600 21600 0 21600 0 0 Z N"/>
        </draw:custom-shape>
        <draw:connector draw:style-name="gr21" draw:text-style-name="P10" draw:layer="layout" draw:type="curve" svg:x1="7.197cm" svg:y1="15.663cm" svg:x2="19.398cm" svg:y2="12.805cm" draw:start-shape="id58" draw:start-glue-point="1" draw:end-shape="id59" draw:end-glue-point="3" svg:d="m7197 15663c9150 0 3050-2858 12201-2858">
          <text:p/>
        </draw:connector>
        <draw:connector draw:style-name="gr31" draw:text-style-name="P10" draw:layer="layout" draw:type="curve" svg:x1="7.197cm" svg:y1="15.663cm" svg:x2="12.629cm" svg:y2="15.134cm" draw:start-shape="id58" draw:start-glue-point="1" draw:end-shape="id57" draw:end-glue-point="3" svg:d="m7197 15663c4074 0 1358-529 5432-529">
          <text:p/>
        </draw:connector>
        <draw:custom-shape draw:style-name="gr32" draw:text-style-name="P6" draw:layer="layout" svg:width="1.713cm" svg:height="0.853cm" svg:x="16.008cm" svg:y="11.642cm">
          <text:list text:style-name="L5">
            <text:list-header>
              <text:p text:style-name="P11"><text:span text:style-name="T18">inod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6" draw:layer="layout" svg:width="2.018cm" svg:height="1.445cm" svg:x="9.736cm" svg:y="15.452cm">
          <text:list text:style-name="L5">
            <text:list-header>
              <text:p text:style-name="P11"><text:span text:style-name="T19">file</text:span><text:span text:style-name="T19"><text:line-break/></text:span><text:span text:style-name="T19">pointer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2.802cm" svg:height="9.601cm" svg:x="3.232cm" svg:y="1.923cm" draw:page-number="8" presentation:class="page"/>
          <draw:frame presentation:style-name="pr5" draw:layer="layout" svg:width="14.129cm" svg:height="11.525cm" svg:x="2.565cm" svg:y="12.165cm" presentation:class="notes" presentation:placeholder="true">
            <draw:text-box/>
          </draw:frame>
        </presentation:notes>
      </draw:page>
      <draw:page draw:name="Multiple File Systems" draw:style-name="dp3" draw:master-page-name="Default" presentation:presentation-page-layout-name="AL2T19" presentation:use-date-time-name="dtd1"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7">Multiple File Systems</text:p>
              </text:list-header>
            </text:list>
          </draw:text-box>
        </draw:frame>
        <draw:g>
          <draw:custom-shape draw:style-name="gr4" draw:text-style-name="P6" draw:layer="layout" svg:width="3.175cm" svg:height="5.292cm" svg:x="9.102cm" svg:y="5.08cm">
            <text:list text:style-name="L1">
              <text:list-header>
                <text:p text:style-name="P9"><text:span text:style-name="T6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0.207cm" svg:height="5.292cm" svg:x="9.102cm" svg:y="5.08cm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6" draw:layer="layout" svg:width="0.212cm" svg:height="5.292cm" svg:x="18.415cm" svg:y="2.96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82cm" svg:height="0.423cm" svg:x="16.933cm" svg:y="5.08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3.317cm" svg:height="1.785cm" svg:x="13.396cm" svg:y="4.357cm">
          <text:list text:style-name="L1">
            <text:list-header>
              <text:p text:style-name="P9"><text:span text:style-name="T9">readblock</text:span><text:span text:style-name="T9"><text:line-break/></text:span><text:span text:style-name="T9">writeb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" draw:text-style-name="P6" draw:layer="layout" svg:width="1.482cm" svg:height="0.423cm" svg:x="7.567cm" svg:y="7.19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84cm" svg:height="1.785cm" svg:x="4.769cm" svg:y="6.473cm">
          <text:list text:style-name="L1">
            <text:list-header>
              <text:p text:style-name="P9"><text:span text:style-name="T6">read</text:span><text:span text:style-name="T6"><text:line-break/></text:span><text:span text:style-name="T6">wr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6" draw:layer="layout" svg:width="2.116cm" svg:height="0.847cm" svg:x="9.737cm" svg:y="6.35cm">
          <text:list text:style-name="L1">
            <text:list-header>
              <text:p text:style-name="P9"><text:span text:style-name="T6">ext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116cm" svg:height="0.846cm" svg:x="9.737cm" svg:y="7.832cm">
          <text:list text:style-name="L1">
            <text:list-header>
              <text:p text:style-name="P9"><text:span text:style-name="T6">fa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54cm" svg:height="3.175cm" svg:x="19.05cm" svg:y="3.81cm">
          <text:list text:style-name="L1">
            <text:list-header>
              <text:p text:style-name="P9"><text:span text:style-name="T6">ext2</text:span><text:span text:style-name="T6"><text:line-break/></text:span><text:span text:style-name="T6">disk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5" draw:text-style-name="P6" draw:layer="layout" svg:width="0.212cm" svg:height="5.292cm" svg:x="18.362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82cm" svg:height="0.423cm" svg:x="16.88cm" svg:y="11.00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3.317cm" svg:height="1.785cm" svg:x="13.343cm" svg:y="10.283cm">
          <text:list text:style-name="L1">
            <text:list-header>
              <text:p text:style-name="P9"><text:span text:style-name="T9">readblock</text:span><text:span text:style-name="T9"><text:line-break/></text:span><text:span text:style-name="T9">writeblock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6" draw:layer="layout" svg:width="2.54cm" svg:height="3.175cm" svg:x="18.997cm" svg:y="9.737cm">
          <text:list text:style-name="L1">
            <text:list-header>
              <text:p text:style-name="P9"><text:span text:style-name="T6">fat</text:span><text:span text:style-name="T6"><text:line-break/></text:span><text:span text:style-name="T6">disk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6" draw:layer="layout" svg:width="7.14cm" svg:height="1.445cm" svg:x="15.101cm" svg:y="15.028cm">
          <text:list text:style-name="L1">
            <text:list-header>
              <text:p text:style-name="P11"><text:span text:style-name="T12">Not really disks, but partitions.</text:span><text:span text:style-name="T12"><text:line-break/></text:span><text:span text:style-name="T12">We’ll get to that later…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6" draw:layer="layout" svg:width="10.422cm" svg:height="4.991cm" svg:x="1.928cm" svg:y="11.007cm">
          <text:list text:style-name="L1">
            <text:list-header>
              <text:p text:style-name="P16"><text:span text:style-name="T9">Each filesystem:</text:span></text:p>
            </text:list-header>
          </text:list>
          <text:list text:style-name="L6">
            <text:list-item>
              <text:p text:style-name="P12"><text:span text:style-name="T9">Decides which blocks to allocate</text:span><text:span text:style-name="T9"><text:line-break/></text:span><text:span text:style-name="T9">for what (inodes, directories, file </text:span><text:span text:style-name="T9"><text:line-break/></text:span><text:span text:style-name="T9">data)</text:span></text:p>
            </text:list-item>
            <text:list-item>
              <text:p text:style-name="P12"><text:span text:style-name="T9">Decides what the format of a </text:span><text:span text:style-name="T9"><text:line-break/></text:span><text:span text:style-name="T9">directory i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2.802cm" svg:height="9.601cm" svg:x="3.232cm" svg:y="1.923cm" draw:page-number="9" presentation:class="page"/>
          <draw:frame presentation:style-name="pr5" draw:layer="layout" svg:width="14.129cm" svg:height="11.525cm" svg:x="2.565cm" svg:y="12.165cm" presentation:class="notes" presentation:placeholder="true">
            <draw:text-box/>
          </draw:frame>
        </presentation:notes>
      </draw:page>
      <draw:page draw:name="Supporting Multiple File Systems: vfs" draw:style-name="dp3" draw:master-page-name="Default" presentation:presentation-page-layout-name="AL2T19" presentation:use-date-time-name="dtd1"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7"><text:span text:style-name="T20">Supporting Multiple File Systems: vfs</text:span></text:p>
              </text:list-header>
            </text:list>
          </draw:text-box>
        </draw:frame>
        <draw:custom-shape draw:style-name="gr4" draw:text-style-name="P6" draw:layer="layout" svg:width="8.467cm" svg:height="5.292cm" svg:x="8.678cm" svg:y="4.868cm">
          <text:list text:style-name="L1">
            <text:list-header>
              <text:p text:style-name="P9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208cm" svg:height="5.292cm" svg:x="8.678cm" svg:y="4.86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81cm" svg:height="0.423cm" svg:x="7.144cm" svg:y="6.985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84cm" svg:height="1.785cm" svg:x="4.345cm" svg:y="6.262cm">
          <text:list text:style-name="L1">
            <text:list-header>
              <text:p text:style-name="P9"><text:span text:style-name="T6">read</text:span><text:span text:style-name="T6"><text:line-break/></text:span><text:span text:style-name="T6">wr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6" draw:id="id63" draw:layer="layout" svg:width="2.117cm" svg:height="0.847cm" svg:x="13.335cm" svg:y="6.138cm">
          <text:list text:style-name="L1">
            <text:list-header>
              <text:p text:style-name="P9"><text:span text:style-name="T6">ext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6" draw:id="id65" draw:layer="layout" svg:width="2.117cm" svg:height="0.847cm" svg:x="13.335cm" svg:y="7.62cm">
          <text:list text:style-name="L1">
            <text:list-header>
              <text:p text:style-name="P9"><text:span text:style-name="T6">fa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6" draw:id="id60" draw:layer="layout" svg:width="2.117cm" svg:height="0.847cm" svg:x="9.525cm" svg:y="6.773cm">
          <text:list text:style-name="L1">
            <text:list-header>
              <text:p text:style-name="P9"><text:span text:style-name="T9">vf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6" draw:id="id61" draw:layer="layout" svg:width="0.212cm" svg:height="0.847cm" svg:x="13.335cm" svg:y="6.138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id="id62" draw:layer="layout" svg:width="0.212cm" svg:height="0.847cm" svg:x="13.335cm" svg:y="7.62cm">
          <text:p/>
          <draw:enhanced-geometry svg:viewBox="0 0 21600 21600" draw:type="rectangle" draw:enhanced-path="M 0 0 L 21600 0 21600 21600 0 21600 0 0 Z N"/>
        </draw:custom-shape>
        <draw:connector draw:style-name="gr35" draw:text-style-name="P10" draw:layer="layout" draw:type="line" svg:x1="11.642cm" svg:y1="7.196cm" svg:x2="13.335cm" svg:y2="6.561cm" draw:start-shape="id60" draw:start-glue-point="1" draw:end-shape="id61" draw:end-glue-point="3" svg:d="m11642 7196 1693-635">
          <text:p/>
        </draw:connector>
        <draw:connector draw:style-name="gr35" draw:text-style-name="P10" draw:layer="layout" draw:type="line" svg:x1="11.642cm" svg:y1="7.196cm" svg:x2="13.335cm" svg:y2="8.043cm" draw:start-shape="id60" draw:start-glue-point="1" draw:end-shape="id62" draw:end-glue-point="3" svg:d="m11642 7196 1693 847">
          <text:p/>
        </draw:connector>
        <draw:custom-shape draw:style-name="gr33" draw:text-style-name="P6" draw:id="id66" draw:layer="layout" svg:width="2.54cm" svg:height="3.175cm" svg:x="19.262cm" svg:y="3.387cm">
          <text:list text:style-name="L1">
            <text:list-header>
              <text:p text:style-name="P9"><text:span text:style-name="T6">ext2</text:span><text:span text:style-name="T6"><text:line-break/></text:span><text:span text:style-name="T6">disk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6" draw:id="id67" draw:layer="layout" svg:width="2.54cm" svg:height="3.175cm" svg:x="19.209cm" svg:y="9.313cm">
          <text:list text:style-name="L1">
            <text:list-header>
              <text:p text:style-name="P9"><text:span text:style-name="T6">fat</text:span><text:span text:style-name="T6"><text:line-break/></text:span><text:span text:style-name="T6">disk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6" draw:layer="layout" svg:width="0.212cm" svg:height="0.847cm" svg:x="11.43cm" svg:y="6.77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id="id64" draw:layer="layout" svg:width="0.212cm" svg:height="2.963cm" svg:x="16.298cm" svg:y="5.715cm">
          <text:p/>
          <draw:enhanced-geometry svg:viewBox="0 0 21600 21600" draw:type="rectangle" draw:enhanced-path="M 0 0 L 21600 0 21600 21600 0 21600 0 0 Z N"/>
        </draw:custom-shape>
        <draw:connector draw:style-name="gr12" draw:text-style-name="P10" draw:layer="layout" draw:type="line" svg:x1="15.452cm" svg:y1="6.561cm" svg:x2="16.298cm" svg:y2="7.196cm" draw:start-shape="id63" draw:start-glue-point="1" draw:end-shape="id64" draw:end-glue-point="3" svg:d="m15452 6561 846 635">
          <text:p/>
        </draw:connector>
        <draw:connector draw:style-name="gr12" draw:text-style-name="P10" draw:layer="layout" draw:type="line" svg:x1="15.452cm" svg:y1="8.043cm" svg:x2="16.298cm" svg:y2="7.196cm" draw:start-shape="id65" draw:start-glue-point="1" draw:end-shape="id64" draw:end-glue-point="3" svg:d="m15452 8043 846-847">
          <text:p/>
        </draw:connector>
        <draw:connector draw:style-name="gr12" draw:text-style-name="P10" draw:layer="layout" draw:type="line" svg:x1="16.51cm" svg:y1="7.196cm" svg:x2="19.262cm" svg:y2="4.975cm" draw:start-shape="id64" draw:start-glue-point="1" draw:end-shape="id66" draw:end-glue-point="6" svg:d="m16510 7196 2752-2221">
          <text:p/>
        </draw:connector>
        <draw:connector draw:style-name="gr12" draw:text-style-name="P10" draw:layer="layout" draw:type="line" svg:x1="16.51cm" svg:y1="7.196cm" svg:x2="19.209cm" svg:y2="10.901cm" draw:start-shape="id64" draw:start-glue-point="1" draw:end-shape="id67" draw:end-glue-point="6" svg:d="m16510 7196 2699 3705">
          <text:p/>
        </draw:connector>
        <draw:custom-shape draw:style-name="gr6" draw:text-style-name="P6" draw:id="id68" draw:layer="layout" svg:width="4.022cm" svg:height="5.503cm" svg:x="7.62cm" svg:y="11.6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6" draw:id="id69" draw:layer="layout" svg:width="1.481cm" svg:height="0.635cm" svg:x="8.467cm" svg:y="13.12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id="id73" draw:layer="layout" svg:width="1.482cm" svg:height="0.635cm" svg:x="9.313cm" svg:y="15.452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6" draw:id="id71" draw:layer="layout" svg:width="1.482cm" svg:height="0.635cm" svg:x="8.678cm" svg:y="14.182cm">
          <text:p/>
          <draw:enhanced-geometry svg:viewBox="0 0 21600 21600" draw:type="rectangle" draw:enhanced-path="M 0 0 L 21600 0 21600 21600 0 21600 0 0 Z N"/>
        </draw:custom-shape>
        <draw:connector draw:style-name="gr36" draw:text-style-name="P10" draw:layer="layout" draw:type="line" svg:x1="10.583cm" svg:y1="7.62cm" svg:x2="9.631cm" svg:y2="11.642cm" draw:start-shape="id60" draw:start-glue-point="2" draw:end-shape="id68" draw:end-glue-point="4" svg:d="m10583 7620-952 4022">
          <text:p/>
        </draw:connector>
        <draw:custom-shape draw:style-name="gr37" draw:text-style-name="P6" draw:layer="layout" svg:width="4.233cm" svg:height="2.329cm" svg:x="12.7cm" svg:y="11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layer="layout" svg:width="4.445cm" svg:height="2.329cm" svg:x="12.912cm" svg:y="15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6" draw:id="id70" draw:layer="layout" svg:width="1.059cm" svg:height="0.635cm" svg:x="13.758cm" svg:y="12.7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2" draw:text-style-name="P10" draw:layer="layout" draw:type="line" svg:x1="9.948cm" svg:y1="13.44cm" svg:x2="13.758cm" svg:y2="13.017cm" draw:start-shape="id69" draw:start-glue-point="1" draw:end-shape="id70" draw:end-glue-point="5" svg:d="m9948 13440 3810-423">
          <text:p/>
        </draw:connector>
        <draw:custom-shape draw:style-name="gr37" draw:text-style-name="P6" draw:id="id72" draw:layer="layout" svg:width="1.058cm" svg:height="0.635cm" svg:x="14.182cm" svg:y="15.452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37" draw:text-style-name="P6" draw:id="id74" draw:layer="layout" svg:width="1.058cm" svg:height="0.635cm" svg:x="14.605cm" svg:y="16.51cm">
          <text:p/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12" draw:text-style-name="P10" draw:layer="layout" draw:type="line" svg:x1="10.16cm" svg:y1="14.499cm" svg:x2="14.182cm" svg:y2="15.769cm" draw:start-shape="id71" draw:start-glue-point="1" draw:end-shape="id72" draw:end-glue-point="5" svg:d="m10160 14499 4022 1270">
          <text:p/>
        </draw:connector>
        <draw:connector draw:style-name="gr12" draw:text-style-name="P10" draw:layer="layout" draw:type="line" svg:x1="10.795cm" svg:y1="15.769cm" svg:x2="14.605cm" svg:y2="16.827cm" draw:start-shape="id73" draw:start-glue-point="1" draw:end-shape="id74" draw:end-glue-point="5" svg:d="m10795 15769 3810 1058">
          <text:p/>
        </draw:connector>
        <presentation:notes draw:style-name="dp4">
          <draw:page-thumbnail draw:style-name="gr10" draw:layer="layout" svg:width="12.802cm" svg:height="9.601cm" svg:x="3.232cm" svg:y="1.923cm" draw:page-number="10" presentation:class="page"/>
          <draw:frame presentation:style-name="pr5" draw:layer="layout" svg:width="14.129cm" svg:height="11.525cm" svg:x="2.565cm" svg:y="12.165cm" presentation:class="notes" presentation:placeholder="true">
            <draw:text-box/>
          </draw:frame>
        </presentation:notes>
      </draw:page>
      <draw:page draw:name="Extending Functionality" draw:style-name="dp3" draw:master-page-name="Default" presentation:presentation-page-layout-name="AL2T19" presentation:use-date-time-name="dtd1"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7">Extending Functionality</text:p>
              </text:list-header>
            </text:list>
          </draw:text-box>
        </draw:frame>
        <draw:custom-shape draw:style-name="gr4" draw:text-style-name="P6" draw:layer="layout" svg:width="8.467cm" svg:height="7.408cm" svg:x="8.678cm" svg:y="4.022cm">
          <text:list text:style-name="L1">
            <text:list-header>
              <text:p text:style-name="P9"><text:span text:style-name="T6"/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0.212cm" svg:height="7.408cm" svg:x="8.678cm" svg:y="4.0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1.481cm" svg:height="0.424cm" svg:x="7.144cm" svg:y="6.138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6" draw:layer="layout" svg:width="1.84cm" svg:height="1.785cm" svg:x="4.345cm" svg:y="5.415cm">
          <text:list text:style-name="L1">
            <text:list-header>
              <text:p text:style-name="P9"><text:span text:style-name="T6">read</text:span><text:span text:style-name="T6"><text:line-break/></text:span><text:span text:style-name="T6">writ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3" draw:text-style-name="P6" draw:id="id78" draw:layer="layout" svg:width="2.117cm" svg:height="0.846cm" svg:x="13.335cm" svg:y="5.292cm">
          <text:list text:style-name="L1">
            <text:list-header>
              <text:p text:style-name="P9"><text:span text:style-name="T6">ext2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6" draw:id="id80" draw:layer="layout" svg:width="2.117cm" svg:height="0.847cm" svg:x="13.335cm" svg:y="6.773cm">
          <text:list text:style-name="L1">
            <text:list-header>
              <text:p text:style-name="P9"><text:span text:style-name="T6">fa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33" draw:text-style-name="P6" draw:id="id75" draw:layer="layout" svg:width="2.117cm" svg:height="0.847cm" svg:x="9.525cm" svg:y="7.62cm">
          <text:list text:style-name="L1">
            <text:list-header>
              <text:p text:style-name="P9"><text:span text:style-name="T9">vfs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6" draw:id="id76" draw:layer="layout" svg:width="0.212cm" svg:height="0.846cm" svg:x="13.335cm" svg:y="5.29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id="id77" draw:layer="layout" svg:width="0.212cm" svg:height="0.847cm" svg:x="13.335cm" svg:y="6.773cm">
          <text:p/>
          <draw:enhanced-geometry svg:viewBox="0 0 21600 21600" draw:type="rectangle" draw:enhanced-path="M 0 0 L 21600 0 21600 21600 0 21600 0 0 Z N"/>
        </draw:custom-shape>
        <draw:connector draw:style-name="gr35" draw:text-style-name="P10" draw:layer="layout" draw:type="line" svg:x1="11.642cm" svg:y1="8.043cm" svg:x2="13.335cm" svg:y2="5.715cm" draw:start-shape="id75" draw:start-glue-point="1" draw:end-shape="id76" draw:end-glue-point="3" svg:d="m11642 8043 1693-2328">
          <text:p/>
        </draw:connector>
        <draw:connector draw:style-name="gr35" draw:text-style-name="P10" draw:layer="layout" draw:type="line" svg:x1="11.642cm" svg:y1="8.043cm" svg:x2="13.335cm" svg:y2="7.196cm" draw:start-shape="id75" draw:start-glue-point="1" draw:end-shape="id77" draw:end-glue-point="3" svg:d="m11642 8043 1693-847">
          <text:p/>
        </draw:connector>
        <draw:custom-shape draw:style-name="gr33" draw:text-style-name="P6" draw:id="id81" draw:layer="layout" svg:width="2.54cm" svg:height="3.175cm" svg:x="19.262cm" svg:y="2.54cm">
          <text:list text:style-name="L1">
            <text:list-header>
              <text:p text:style-name="P9"><text:span text:style-name="T6">ext2</text:span><text:span text:style-name="T6"><text:line-break/></text:span><text:span text:style-name="T6">disk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6" draw:id="id82" draw:layer="layout" svg:width="2.54cm" svg:height="3.175cm" svg:x="19.209cm" svg:y="8.467cm">
          <text:list text:style-name="L1">
            <text:list-header>
              <text:p text:style-name="P9"><text:span text:style-name="T6">fat</text:span><text:span text:style-name="T6"><text:line-break/></text:span><text:span text:style-name="T6">disk</text:span></text:p>
            </text:list-header>
          </text:list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" draw:text-style-name="P6" draw:id="id90" draw:layer="layout" svg:width="0.212cm" svg:height="0.847cm" svg:x="11.43cm" svg:y="7.6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6" draw:id="id79" draw:layer="layout" svg:width="0.212cm" svg:height="2.964cm" svg:x="16.298cm" svg:y="4.868cm">
          <text:p/>
          <draw:enhanced-geometry svg:viewBox="0 0 21600 21600" draw:type="rectangle" draw:enhanced-path="M 0 0 L 21600 0 21600 21600 0 21600 0 0 Z N"/>
        </draw:custom-shape>
        <draw:connector draw:style-name="gr12" draw:text-style-name="P10" draw:layer="layout" draw:type="line" svg:x1="15.452cm" svg:y1="5.715cm" svg:x2="16.298cm" svg:y2="6.35cm" draw:start-shape="id78" draw:start-glue-point="1" draw:end-shape="id79" draw:end-glue-point="3" svg:d="m15452 5715 846 635">
          <text:p/>
        </draw:connector>
        <draw:connector draw:style-name="gr12" draw:text-style-name="P10" draw:layer="layout" draw:type="line" svg:x1="15.452cm" svg:y1="7.196cm" svg:x2="16.298cm" svg:y2="6.35cm" draw:start-shape="id80" draw:start-glue-point="1" draw:end-shape="id79" draw:end-glue-point="3" svg:d="m15452 7196 846-846">
          <text:p/>
        </draw:connector>
        <draw:connector draw:style-name="gr12" draw:text-style-name="P10" draw:layer="layout" draw:type="line" svg:x1="16.51cm" svg:y1="6.35cm" svg:x2="19.262cm" svg:y2="4.128cm" draw:start-shape="id79" draw:start-glue-point="1" draw:end-shape="id81" draw:end-glue-point="6" svg:d="m16510 6350 2752-2222">
          <text:p/>
        </draw:connector>
        <draw:connector draw:style-name="gr12" draw:text-style-name="P10" draw:layer="layout" draw:type="line" svg:x1="16.51cm" svg:y1="6.35cm" svg:x2="19.209cm" svg:y2="10.055cm" draw:start-shape="id79" draw:start-glue-point="1" draw:end-shape="id82" draw:end-glue-point="6" svg:d="m16510 6350 2699 3705">
          <text:p/>
        </draw:connector>
        <draw:connector draw:style-name="gr38" draw:text-style-name="P10" draw:layer="layout" draw:type="line" svg:x1="10.583cm" svg:y1="8.467cm" svg:x2="4.815cm" svg:y2="12.488cm" draw:start-shape="id75" draw:start-glue-point="2" draw:end-shape="id83" draw:end-glue-point="4" svg:d="m10583 8467-5768 4021">
          <text:p/>
        </draw:connector>
        <draw:g>
          <draw:custom-shape draw:style-name="gr6" draw:text-style-name="P6" draw:id="id83" draw:layer="layout" svg:width="2.011cm" svg:height="2.752cm" svg:x="3.81cm" svg:y="12.48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" draw:text-style-name="P6" draw:id="id84" draw:layer="layout" svg:width="0.74cm" svg:height="0.317cm" svg:x="4.233cm" svg:y="13.22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6" draw:id="id88" draw:layer="layout" svg:width="0.741cm" svg:height="0.317cm" svg:x="4.656cm" svg:y="14.393cm">
            <text:p/>
            <draw:enhanced-geometry svg:viewBox="0 0 21600 21600" draw:type="rectangle" draw:enhanced-path="M 0 0 L 21600 0 21600 21600 0 21600 0 0 Z N"/>
          </draw:custom-shape>
          <draw:custom-shape draw:style-name="gr20" draw:text-style-name="P6" draw:id="id86" draw:layer="layout" svg:width="0.741cm" svg:height="0.317cm" svg:x="4.339cm" svg:y="13.758cm">
            <text:p/>
            <draw:enhanced-geometry svg:viewBox="0 0 21600 21600" draw:type="rectangle" draw:enhanced-path="M 0 0 L 21600 0 21600 21600 0 21600 0 0 Z N"/>
          </draw:custom-shape>
          <draw:custom-shape draw:style-name="gr37" draw:text-style-name="P6" draw:layer="layout" svg:width="2.116cm" svg:height="1.164cm" svg:x="6.35cm" svg:y="12.59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" draw:layer="layout" svg:width="2.222cm" svg:height="1.164cm" svg:x="6.456cm" svg:y="14.1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7" draw:text-style-name="P6" draw:id="id85" draw:layer="layout" svg:width="0.529cm" svg:height="0.317cm" svg:x="6.879cm" svg:y="13.017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onnector draw:style-name="gr12" draw:text-style-name="P10" draw:layer="layout" draw:type="line" svg:x1="4.973cm" svg:y1="13.386cm" svg:x2="6.879cm" svg:y2="13.175cm" draw:start-shape="id84" draw:start-glue-point="1" draw:end-shape="id85" draw:end-glue-point="5" svg:d="m4973 13386 1906-211">
            <text:p/>
          </draw:connector>
          <draw:custom-shape draw:style-name="gr37" draw:text-style-name="P6" draw:id="id87" draw:layer="layout" svg:width="0.529cm" svg:height="0.317cm" svg:x="7.091cm" svg:y="14.393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ustom-shape draw:style-name="gr37" draw:text-style-name="P6" draw:id="id89" draw:layer="layout" svg:width="0.529cm" svg:height="0.317cm" svg:x="7.302cm" svg:y="14.922cm">
            <text:p/>
  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  </draw:custom-shape>
          <draw:connector draw:style-name="gr12" draw:text-style-name="P10" draw:layer="layout" draw:type="line" svg:x1="5.08cm" svg:y1="13.916cm" svg:x2="7.091cm" svg:y2="14.551cm" draw:start-shape="id86" draw:start-glue-point="1" draw:end-shape="id87" draw:end-glue-point="5" svg:d="m5080 13916 2011 635">
            <text:p/>
          </draw:connector>
          <draw:connector draw:style-name="gr12" draw:text-style-name="P10" draw:layer="layout" draw:type="line" svg:x1="5.397cm" svg:y1="14.551cm" svg:x2="7.302cm" svg:y2="15.08cm" draw:start-shape="id88" draw:start-glue-point="1" draw:end-shape="id89" draw:end-glue-point="5" svg:d="m5397 14551 1905 529">
            <text:p/>
          </draw:connector>
        </draw:g>
        <draw:custom-shape draw:style-name="gr33" draw:text-style-name="P6" draw:id="id93" draw:layer="layout" svg:width="2.117cm" svg:height="0.846cm" svg:x="13.335cm" svg:y="8.467cm">
          <text:list text:style-name="L1">
            <text:list-header>
              <text:p text:style-name="P9"><text:span text:style-name="T6">/dev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6" draw:id="id91" draw:layer="layout" svg:width="0.212cm" svg:height="0.846cm" svg:x="13.335cm" svg:y="8.467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117cm" svg:height="0.847cm" svg:x="13.335cm" svg:y="9.948cm">
          <text:list text:style-name="L1">
            <text:list-header>
              <text:p text:style-name="P9"><text:span text:style-name="T6">/proc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8" draw:text-style-name="P6" draw:id="id92" draw:layer="layout" svg:width="0.212cm" svg:height="0.847cm" svg:x="13.335cm" svg:y="9.948cm">
          <text:p/>
          <draw:enhanced-geometry svg:viewBox="0 0 21600 21600" draw:type="rectangle" draw:enhanced-path="M 0 0 L 21600 0 21600 21600 0 21600 0 0 Z N"/>
        </draw:custom-shape>
        <draw:connector draw:style-name="gr35" draw:text-style-name="P10" draw:layer="layout" draw:type="line" svg:x1="11.642cm" svg:y1="8.043cm" svg:x2="13.335cm" svg:y2="8.89cm" draw:start-shape="id90" draw:start-glue-point="1" draw:end-shape="id91" draw:end-glue-point="3" svg:d="m11642 8043 1693 847">
          <text:p/>
        </draw:connector>
        <draw:connector draw:style-name="gr35" draw:text-style-name="P10" draw:layer="layout" draw:type="line" svg:x1="11.642cm" svg:y1="8.043cm" svg:x2="13.335cm" svg:y2="10.371cm" draw:start-shape="id90" draw:start-glue-point="1" draw:end-shape="id92" draw:end-glue-point="3" svg:d="m11642 8043 1693 2328">
          <text:p/>
        </draw:connector>
        <draw:connector draw:style-name="gr12" draw:text-style-name="P10" draw:layer="layout" draw:type="line" svg:x1="15.452cm" svg:y1="8.89cm" svg:x2="16.298cm" svg:y2="6.35cm" draw:start-shape="id93" draw:start-glue-point="1" draw:end-shape="id79" draw:end-glue-point="3" svg:d="m15452 8890 846-2540">
          <text:p/>
        </draw:connector>
        <draw:custom-shape draw:style-name="gr39" draw:text-style-name="P6" draw:layer="layout" svg:width="13.97cm" svg:height="3.921cm" svg:x="10.583cm" svg:y="12.801cm">
          <text:list text:style-name="L4">
            <text:list-item>
              <text:p text:style-name="P14"><text:span text:style-name="T13">/dev: <text:s/>direct access to hardware blocks</text:span><text:span text:style-name="T13"><text:line-break/></text:span><text:span text:style-name="T13"/></text:p>
            </text:list-item>
            <text:list-item>
              <text:p text:style-name="P14"><text:span text:style-name="T13">/proc: “virtual files” (computed, not stored, results)</text:span></text:p>
            </text:list-item>
          </text:list>
          <text:list text:style-name="L7">
            <text:list-item>
              <text:list>
                <text:list-item>
                  <text:p text:style-name="P17"><text:span text:style-name="T21">/proc is to the file system what cgi’s are to a web server (sort of)</text:span></text:p>
                </text:list-item>
              </text:list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2.802cm" svg:height="9.601cm" svg:x="3.232cm" svg:y="1.923cm" draw:page-number="11" presentation:class="page"/>
          <draw:frame presentation:style-name="pr5" draw:layer="layout" svg:width="14.129cm" svg:height="11.525cm" svg:x="2.565cm" svg:y="12.165cm" presentation:class="notes" presentation:placeholder="true">
            <draw:text-box/>
          </draw:frame>
        </presentation:notes>
      </draw:page>
      <draw:page draw:name="Are Directories Fundamental?" draw:style-name="dp3" draw:master-page-name="Default" presentation:presentation-page-layout-name="AL2T19" presentation:use-date-time-name="dtd1">
        <draw:frame presentation:style-name="pr4" draw:text-style-name="P6" draw:layer="layout" svg:width="21.59cm" svg:height="1.906cm" svg:x="1.905cm" svg:y="1.057cm" presentation:class="title" presentation:user-transformed="true">
          <draw:text-box>
            <text:list text:style-name="L1">
              <text:list-header>
                <text:p text:style-name="P7">Are Directories Fundamental?</text:p>
              </text:list-header>
            </text:list>
          </draw:text-box>
        </draw:frame>
        <draw:custom-shape draw:style-name="gr32" draw:text-style-name="P6" draw:layer="layout" svg:width="12.093cm" svg:height="1.023cm" svg:x="6.521cm" svg:y="4.868cm">
          <text:list text:style-name="L1">
            <text:list-header>
              <text:p text:style-name="P9"><text:span text:style-name="T6">What is the logical role of the directories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6" draw:layer="layout" svg:width="10.649cm" svg:height="1.023cm" svg:x="7.049cm" svg:y="7.832cm">
          <text:list text:style-name="L1">
            <text:list-header>
              <text:p text:style-name="P9"><text:span text:style-name="T9">What practical role(s) do they have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6" draw:layer="layout" svg:width="6.877cm" svg:height="1.023cm" svg:x="8.953cm" svg:y="10.835cm">
          <text:list text:style-name="L1">
            <text:list-header>
              <text:p text:style-name="P9"><text:span text:style-name="T6">Are there alternatives?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0" draw:layer="layout" svg:width="12.802cm" svg:height="9.601cm" svg:x="3.232cm" svg:y="1.923cm" draw:page-number="12" presentation:class="page"/>
          <draw:frame presentation:style-name="pr5" draw:layer="layout" svg:width="14.129cm" svg:height="11.525cm" svg:x="2.565cm" svg:y="12.1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477 477" svg:d="m239 0 238 477h-477z"/>
    <draw:marker draw:name="Arrowheads_20_2" draw:display-name="Arrowheads 2" svg:viewBox="0 0 477 477" svg:d="m239 0 238 477h-477z"/>
    <draw:marker draw:name="Arrowheads_20_3" draw:display-name="Arrowheads 3" svg:viewBox="0 0 237 237" svg:d="m119 0 118 237h-237z"/>
    <draw:marker draw:name="Arrowheads_20_4" draw:display-name="Arrowheads 4" svg:viewBox="0 0 237 237" svg:d="m119 0 118 237h-237z"/>
    <draw:marker draw:name="msArrowEnd_20_5" draw:display-name="msArrowEnd 5" svg:viewBox="0 0 210 210" svg:d="m105 0 105 210h-210z"/>
    <draw:stroke-dash draw:name="Dash_20_2" draw:display-name="Dash 2" draw:style="rect" draw:dots2="1" draw:dots2-length="0.141cm" draw:distance="0.105cm"/>
    <draw:stroke-dash draw:name="Dash_20_3" draw:display-name="Dash 3" draw:style="rect" draw:dots1="1" draw:dots1-length="0.035cm" draw:distance="0.035cm"/>
    <draw:stroke-dash draw:name="Dash_20_4" draw:display-name="Dash 4" draw:style="rect" draw:dots2="1" draw:dots2-length="0.317cm" draw:distance="0.23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Sans'" style:font-family-generic-asian="system" style:font-pitch-asian="variable" style:font-size-asian="12pt" style:font-style-asian="normal" style:font-weight-asian="normal" style:font-family-complex="'DejaVu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Tahoma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Tahom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DejaVu Sans'" style:font-family-generic-asian="system" style:font-pitch-asian="variable" style:font-size-asian="24pt" style:font-style-asian="normal" style:font-weight-asian="normal" style:font-family-complex="'DejaVu Sans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6b6b" style:text-outline="false" style:text-line-through-style="none" style:text-position="0% 100%" fo:font-family="Tahoma" style:font-family-generic="swiss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26cm" fo:page-height="25.6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8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cm"/>
    </style:style>
    <style:style style:name="Mgr3" style:family="graphic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>
      <style:graphic-properties draw:stroke="none" draw:fill="none" draw:fill-color="#00cc99" draw:textarea-horizontal-align="justify" draw:textarea-vertical-align="top" draw:auto-grow-height="false" draw:auto-grow-width="false" fo:min-height="1.285cm" fo:min-width="0cm" fo:padding-top="0.128cm" fo:padding-bottom="0.128cm" fo:padding-left="0.256cm" fo:padding-right="0.256cm" fo:wrap-option="wrap" draw:shadow-color="#808080"/>
    </style:style>
    <style:style style:name="Mgr5" style:family="graphic">
      <style:graphic-properties draw:stroke="none" draw:fill="none" draw:fill-color="#00cc99" draw:textarea-horizontal-align="justify" draw:textarea-vertical-align="bottom" draw:auto-grow-height="false" draw:auto-grow-width="false" fo:min-height="1.286cm" fo:min-width="0cm" fo:padding-top="0.128cm" fo:padding-bottom="0.128cm" fo:padding-left="0.256cm" fo:padding-right="0.256cm" fo:wrap-option="wrap" draw:shadow-color="#808080"/>
    </style:style>
    <style:style style:name="Mpr1" style:family="presentation" style:parent-style-name="Default-backgroundobjects">
      <style:graphic-properties draw:stroke="none" draw:fill="none" draw:fill-color="#00cc99" draw:auto-grow-height="false" draw:auto-grow-width="false" fo:min-height="1.278cm" fo:min-width="0cm" fo:wrap-option="wrap"/>
    </style:style>
    <style:style style:name="Mpr2" style:family="presentation" style:parent-style-name="Default-backgroundobjects">
      <style:graphic-properties draw:stroke="none" draw:fill="none" draw:fill-color="#00cc99" draw:auto-grow-height="false" draw:auto-grow-width="false" fo:min-height="3.3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0cm" fo:margin-right="0cm" fo:text-indent="0cm" style:writing-mode="lr-tb" style:font-independent-line-spacing="true"/>
    </style:style>
    <style:style style:name="MP6" style:family="paragraph">
      <style:paragraph-properties fo:margin-left="0cm" fo:margin-right="0cm" fo:text-align="end" fo:text-indent="0cm"/>
    </style:style>
    <style:style style:name="MP7" style:family="paragraph">
      <style:paragraph-properties fo:margin-left="0cm" fo:margin-right="0cm" fo:text-align="end" fo:text-indent="0cm" style:writing-mode="lr-tb" style:font-independent-line-spacing="true"/>
    </style:style>
    <style:style style:name="MT1" style:family="text">
      <style:text-properties fo:font-size="16pt" style:font-size-asian="16pt" style:font-size-complex="16pt"/>
    </style:style>
    <style:style style:name="MT2" style:family="text">
      <style:text-properties fo:font-size="15pt" style:font-size-asian="15pt" style:font-size-complex="15pt"/>
    </style:style>
    <style:style style:name="MT3" style:family="text">
      <style:text-properties fo:font-size="11pt" fo:language="en" fo:country="US" style:font-size-asian="11pt" style:font-size-complex="11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29cm" svg:height="6.096cm" svg:x="1cm" svg:y="2.406cm" draw:page-number="1"/>
      <draw:page-thumbnail draw:layer="backgroundobjects" svg:width="8.129cm" svg:height="6.096cm" svg:x="1cm" svg:y="9.756cm" draw:page-number="2"/>
      <draw:page-thumbnail draw:layer="backgroundobjects" svg:width="8.129cm" svg:height="6.096cm" svg:x="1cm" svg:y="17.106cm" draw:page-number="3"/>
      <draw:page-thumbnail draw:layer="backgroundobjects" svg:width="8.129cm" svg:height="6.096cm" svg:x="10.13cm" svg:y="2.406cm" draw:page-number="4"/>
      <draw:page-thumbnail draw:layer="backgroundobjects" svg:width="8.129cm" svg:height="6.096cm" svg:x="10.13cm" svg:y="9.756cm" draw:page-number="5"/>
      <draw:page-thumbnail draw:layer="backgroundobjects" svg:width="8.129cm" svg:height="6.096cm" svg:x="10.13cm" svg:y="17.106cm" draw:page-number="6"/>
      <draw:frame draw:style-name="Mgr1" draw:text-style-name="MP1" draw:layer="backgroundobjects" svg:width="8.357cm" svg:height="1.279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57cm" svg:height="1.279cm" svg:x="10.90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57cm" svg:height="1.279cm" svg:x="0cm" svg:y="24.3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57cm" svg:height="1.279cm" svg:x="10.902cm" svg:y="24.3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59cm" svg:height="1.906cm" svg:x="1.905cm" svg:y="1.057cm" presentation:class="title" presentation:placeholder="true">
        <draw:text-box/>
      </draw:frame>
      <draw:frame presentation:style-name="Default-outline1" draw:layer="backgroundobjects" svg:width="21.59cm" svg:height="13.759cm" svg:x="1.905cm" svg:y="3.597cm" presentation:class="outline" presentation:placeholder="true">
        <draw:text-box/>
      </draw:frame>
      <draw:frame presentation:style-name="Mpr1" draw:layer="backgroundobjects" svg:width="5.292cm" svg:height="1.277cm" svg:x="1.905cm" svg:y="17.779cm" presentation:class="date-time">
        <draw:text-box>
          <text:list text:style-name="ML1">
            <text:list-header>
              <text:p><text:span text:style-name="MT1"><text:date style:data-style-name="D3" text:date-value="2010-05-17">05/17/10</text:date></text:span></text:p>
            </text:list-header>
          </text:list>
        </draw:text-box>
      </draw:frame>
      <draw:frame presentation:style-name="Mpr2" draw:layer="backgroundobjects" svg:width="12.065cm" svg:height="3.309cm" svg:x="6.35cm" svg:y="17.779cm" presentation:class="footer">
        <draw:text-box>
          <text:list text:style-name="ML1">
            <text:list-item>
              <text:p><text:span text:style-name="MT2">© 2010 Gribble, Lazowska, Levy, Zahorjan</text:span></text:p>
            </text:list-item>
          </text:list>
        </draw:text-box>
      </draw:frame>
      <draw:frame presentation:style-name="Mpr1" draw:layer="backgroundobjects" svg:width="5.292cm" svg:height="1.277cm" svg:x="18.203cm" svg:y="17.779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19.26cm" svg:height="25.61cm" svg:x="0cm" svg:y="0cm">
          <text:p/>
        </draw:rect>
        <draw:frame draw:style-name="Mgr4" draw:text-style-name="MP5" draw:layer="backgroundobjects" svg:width="8.348cm" svg:height="1.284cm" svg:x="0cm" svg:y="-0.001cm" presentation:class="header">
          <draw:text-box>
            <text:list text:style-name="ML1">
              <text:list-header>
                <text:p text:style-name="MP4"><text:span text:style-name="MT3"><presentation:header/></text:span></text:p>
              </text:list-header>
            </text:list>
          </draw:text-box>
        </draw:frame>
        <draw:frame draw:style-name="Mgr4" draw:text-style-name="MP7" draw:layer="backgroundobjects" svg:width="8.348cm" svg:height="1.284cm" svg:x="10.914cm" svg:y="-0.001cm" presentation:class="date-time">
          <draw:text-box>
            <text:list text:style-name="ML1">
              <text:list-header>
                <text:p text:style-name="MP6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802cm" svg:height="9.601cm" svg:x="3.232cm" svg:y="1.923cm" presentation:class="page"/>
        <draw:frame presentation:style-name="Default-notes" draw:layer="backgroundobjects" svg:width="14.129cm" svg:height="11.524cm" svg:x="2.565cm" svg:y="12.165cm" presentation:class="notes" presentation:placeholder="true">
          <draw:text-box/>
        </draw:frame>
        <draw:frame draw:style-name="Mgr5" draw:text-style-name="MP5" draw:layer="backgroundobjects" svg:width="8.348cm" svg:height="1.285cm" svg:x="0cm" svg:y="24.327cm" presentation:class="footer">
          <draw:text-box>
            <text:list text:style-name="ML1">
              <text:list-header>
                <text:p text:style-name="MP4"><text:span text:style-name="MT3"><presentation:footer/></text:span></text:p>
              </text:list-header>
            </text:list>
          </draw:text-box>
        </draw:frame>
        <draw:frame draw:style-name="Mgr5" draw:text-style-name="MP7" draw:layer="backgroundobjects" svg:width="8.348cm" svg:height="1.285cm" svg:x="10.914cm" svg:y="24.327cm" presentation:class="page-number">
          <draw:text-box>
            <text:list text:style-name="ML1">
              <text:list-header>
                <text:p text:style-name="MP6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dc:title>Operating Systems CS451</dc:title>
    <meta:initial-creator>Steve Gribble</meta:initial-creator>
    <meta:creation-date>1998-03-29T19:45:13</meta:creation-date>
    <dc:creator>John Zahorjan</dc:creator>
    <dc:date>2010-05-17T09:30:22</dc:date>
    <meta:editing-cycles>375</meta:editing-cycles>
    <meta:editing-duration>PT41H54M51S</meta:editing-duration>
    <meta:generator>OpenOffice.org/3.2$Linux OpenOffice.org_project/320m12$Build-9483</meta:generator>
    <meta:document-statistic meta:object-count="459"/>
  </office:meta>
</office:document-meta>
</file>